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7pt" style:font-size-asian="17pt" style:font-size-complex="17pt" style:font-family-generic="roman"/>
    </style:style>
    <style:style style:name="ce3" style:family="table-cell" style:parent-style-name="_21315__20998__20301__91_0_93__32_2" style:data-style-name="N48">
      <style:text-properties fo:color="#000000" style:font-name="Times New Roman" style:font-name-asian="Times New Roman" style:font-name-complex="Times New Roman" style:font-family-generic="roman"/>
    </style:style>
    <style:style style:name="ce4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5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21315__20998__20301__91_0_93__32_2" style:data-style-name="N48">
      <style:table-cell-properties fo:border-top="none" fo:border-bottom="thin solid #000000" fo:border-left="none" fo:border-right="none" style:vertical-align="automatic" style:cell-protect="non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" style:family="table-cell" style:parent-style-name="_21315__20998__20301__91_0_93__32_2" style:data-style-name="N48">
      <style:table-cell-properties fo:border-top="none" fo:border-bottom="thin solid #000000" fo:border-left="none" fo:border-right="none" style:vertical-align="automatic" style:cell-protect="none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8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9" style:family="table-cell" style:parent-style-name="_21315__20998__20301__91_0_93__32_2" style:data-style-name="N48">
      <style:table-cell-properties style:vertical-align="automatic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0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3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middle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06_20154__21475__22686__21152__38__20986__29983__27515__20129__32080__38626__23130__21450__29575_103.01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0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21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3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5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7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8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_32_2" style:data-style-name="N49">
      <style:table-cell-properties fo:border-top="none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91_0_93__32_2" style:data-style-name="N49">
      <style:table-cell-properties fo:border-top="none" fo:border-bottom="none" fo:border-left="thin solid #000000" fo:border-right="thin solid #000000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21315__20998__20301__91_0_93__32_2" style:data-style-name="N50">
      <style:table-cell-properties fo:border-top="none" fo:border-bottom="none" fo:border-left="thin solid #000000" fo:border-right="thin solid #000000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21315__20998__20301__91_0_93__32_2" style:data-style-name="N49">
      <style:table-cell-properties fo:border-top="none" fo:border-bottom="none" fo:border-left="thin solid #000000" fo:border-right="thin solid #000000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21315__20998__20301__91_0_93__32_2" style:data-style-name="N50">
      <style:table-cell-properties fo:border-top="none" fo:border-bottom="none" fo:border-left="thin solid #000000" fo:border-right="thin solid #000000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19968__33324__06_20154__21475__22686__21152__38__20986__29983__27515__20129__32080__38626__23130__21450__29575_103.01" style:data-style-name="N5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6" style:family="table-cell" style:parent-style-name="_21315__20998__20301__91_0_93__32_2" style:data-style-name="N49">
      <style:table-cell-properties fo:border-top="none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7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8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9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0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2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3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4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5" style:family="table-cell" style:parent-style-name="_21315__20998__20301__91_0_93__32_2" style:data-style-name="N49">
      <style:table-cell-properties fo:border-top="none" fo:border-bottom="thin solid #000000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56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7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9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60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61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62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63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64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65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66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swiss"/>
    </style:style>
    <style:style style:name="ce67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68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69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70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71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72" style:family="table-cell" style:parent-style-name="_21315__20998__20301__91_0_93__32_2" style:data-style-name="N48">
      <style:table-cell-properties style:vertical-align="middle"/>
      <style:text-properties fo:color="#000000" style:font-name="Times New Roman" style:font-name-asian="Times New Roman" style:font-name-complex="Times New Roman" style:font-family-generic="roman"/>
    </style:style>
    <style:style style:name="ce73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74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75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76" style:family="table-cell" style:parent-style-name="_21315__20998__20301__91_0_93__32_2" style:data-style-name="N48">
      <style:table-cell-properties fo:border="thin solid #000000" style:vertical-align="middle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77" style:family="table-cell" style:parent-style-name="_21315__20998__20301__91_0_93__32_2" style:data-style-name="N48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78" style:family="table-cell" style:parent-style-name="_21315__20998__20301__91_0_93__32_2" style:data-style-name="N48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6" style:family="text" style:parent-style-name="Default">
      <style:text-properties fo:color="#000000" style:text-line-through-style="none" style:font-name="細明體" style:font-name-asian="細明體" style:font-name-complex="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1.64041666666667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1.85208333333333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1.984375cm"/>
    </style:style>
    <style:style style:name="co18" style:family="table-column">
      <style:table-column-properties fo:break-before="auto" style:column-width="2.11666666666667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4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25.9pt" style:use-optimal-row-height="false" fo:break-before="auto"/>
    </style:style>
    <style:style style:name="ro6" style:family="table-row">
      <style:table-row-properties style:row-height="23.45pt" style:use-optimal-row-height="false" fo:break-before="auto"/>
    </style:style>
    <style:style style:name="ro7" style:family="table-row">
      <style:table-row-properties style:row-height="26.45pt" style:use-optimal-row-height="false" fo:break-before="auto"/>
    </style:style>
    <style:style style:name="ro8" style:family="table-row">
      <style:table-row-properties style:row-height="24.6pt" style:use-optimal-row-height="false" fo:break-before="auto"/>
    </style:style>
    <style:style style:name="ro9" style:family="table-row">
      <style:table-row-properties style:row-height="22.15pt" style:use-optimal-row-height="false" fo:break-before="auto"/>
    </style:style>
    <style:style style:name="ro10" style:family="table-row">
      <style:table-row-properties style:row-height="19.9pt" style:use-optimal-row-height="false" fo:break-before="auto"/>
    </style:style>
    <style:style style:name="ro11" style:family="table-row">
      <style:table-row-properties style:row-height="15.6pt" style:use-optimal-row-height="false" fo:break-before="auto"/>
    </style:style>
    <style:style style:name="ro12" style:family="table-row">
      <style:table-row-properties style:row-height="15.75pt" style:use-optimal-row-height="false" fo:break-before="auto"/>
    </style:style>
    <style:style style:name="ro1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graphic" style:name="a6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6_人口增加&amp;生死結離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row table:style-name="ro1">
          <table:table-cell office:value-type="string" table:number-columns-spanned="23" table:number-rows-spanned="1" table:style-name="ce1">
            <text:p><text:s text:c="3"/>人口增加、自然增加、出生、死亡、結婚、離婚數及其比率統計表<text:s text:c="7"/></text:p>
          </table:table-cell>
          <table:covered-table-cell table:number-columns-repeated="22"/>
          <table:table-cell table:style-name="ce3">
            <draw:frame draw:z-index="1" draw:id="id0" draw:style-name="a2" draw:name="Text Box 1" svg:x="0in" svg:y="0.31667in" svg:width="0in" svg:height="0.29444in">
              <draw:text-box>
                <text:p text:style-name="a1" text:class-names="" text:cond-style-name=""><text:span text:style-name="a0" text:class-names="">I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1)<text:s text:c="1"/></text:span></text:p>
              </draw:text-box>
              <svg:title/>
              <svg:desc/>
            </draw:frame>
            <draw:frame draw:z-index="2" draw:id="id1" draw:style-name="a6" draw:name="Text Box 2" svg:x="0in" svg:y="0.29167in" svg:width="0in" svg:height="0.32361in">
              <draw:text-box>
                <text:p text:style-name="a5" text:class-names="" text:cond-style-name=""><text:span text:style-name="a3" text:class-names="">I</text:span><text:span text:style-name="a4" text:class-names="">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2)<text:s text:c="1"/></text:span></text:p>
              </draw:text-box>
              <svg:title/>
              <svg:desc/>
            </draw:frame>
          </table:table-cell>
          <table:table-cell table:number-columns-repeated="16360"/>
        </table:table-row>
        <table:table-row table:style-name="ro2">
          <table:table-cell table:style-name="ce3"/>
          <table:table-cell table:number-columns-repeated="2" table:style-name="ce4"/>
          <table:table-cell table:style-name="ce5"/>
          <table:table-cell table:number-columns-repeated="2" table:style-name="ce4"/>
          <table:table-cell office:value-type="string" table:number-columns-spanned="8" table:number-rows-spanned="1" table:style-name="ce6">
            <text:p><text:s text:c="6"/>中 華 民 國 109 年 8 月 份</text:p>
          </table:table-cell>
          <table:covered-table-cell table:number-columns-repeated="7"/>
          <table:table-cell table:number-columns-repeated="5" table:style-name="ce7"/>
          <table:table-cell table:number-columns-repeated="2" table:style-name="ce8"/>
          <table:table-cell table:style-name="ce3"/>
          <table:table-cell office:value-type="string" table:style-name="ce9">
            <text:p><text:s text:c="14"/>單位：人；‰；對</text:p>
          </table:table-cell>
          <table:table-cell table:number-columns-repeated="16361"/>
        </table:table-row>
        <table:table-row table:style-name="ro3">
          <table:table-cell table:style-name="ce10"/>
          <table:table-cell office:value-type="string" table:number-columns-spanned="3" table:number-rows-spanned="1" table:style-name="ce76">
            <text:p>較上月底人口增加</text:p>
          </table:table-cell>
          <table:covered-table-cell table:number-columns-repeated="2"/>
          <table:table-cell office:value-type="string" table:number-columns-spanned="3" table:number-rows-spanned="1" table:style-name="ce76">
            <text:p>自　然　增　加<text:span text:style-name="T2"><text:s/></text:span></text:p>
          </table:table-cell>
          <table:covered-table-cell table:number-columns-repeated="2"/>
          <table:table-cell office:value-type="string" table:number-columns-spanned="3" table:number-rows-spanned="1" table:style-name="ce76">
            <text:p>出　　　　生</text:p>
          </table:table-cell>
          <table:covered-table-cell table:number-columns-repeated="2"/>
          <table:table-cell office:value-type="string" table:number-columns-spanned="3" table:number-rows-spanned="1" table:style-name="ce77">
            <text:p><text:s/><text:span text:style-name="T1">死　　　　亡</text:span></text:p>
          </table:table-cell>
          <table:covered-table-cell table:number-columns-repeated="2"/>
          <table:table-cell office:value-type="string" table:number-columns-spanned="5" table:number-rows-spanned="1" table:style-name="ce76">
            <text:p>結 <text:s text:c="11"/>婚 ( 對 <text:s text:c="4"/>數 )</text:p>
          </table:table-cell>
          <table:covered-table-cell table:number-columns-repeated="4"/>
          <table:table-cell office:value-type="string" table:number-columns-spanned="5" table:number-rows-spanned="1" table:style-name="ce78">
            <text:p><text:s text:c="12"/>離 <text:s text:c="2"/>　婚 <text:s/>/ <text:s/>終 <text:s text:c="5"/>止 ( 對 <text:s text:c="4"/>數 )</text:p>
          </table:table-cell>
          <table:covered-table-cell table:number-columns-repeated="4"/>
          <table:table-cell table:number-columns-repeated="16361"/>
        </table:table-row>
        <table:table-row table:style-name="ro4">
          <table:table-cell office:value-type="string" table:style-name="ce15">
            <text:p>區 <text:s/>域 <text:s/>別</text:p>
          </table:table-cell>
          <table:table-cell office:value-type="string" table:style-name="ce16">
            <text:p>月增加</text:p>
          </table:table-cell>
          <table:table-cell office:value-type="string" table:number-columns-spanned="1" table:number-rows-spanned="2" table:style-name="ce73">
            <text:p>月增加率</text:p>
          </table:table-cell>
          <table:table-cell office:value-type="string" table:style-name="ce18">
            <text:p>折合年</text:p>
          </table:table-cell>
          <table:table-cell office:value-type="string" table:number-columns-spanned="1" table:number-rows-spanned="2" table:style-name="ce74">
            <text:p>人口數</text:p>
          </table:table-cell>
          <table:table-cell office:value-type="string" table:number-columns-spanned="1" table:number-rows-spanned="2" table:style-name="ce75">
            <text:p>月增加率</text:p>
          </table:table-cell>
          <table:table-cell office:value-type="string" table:style-name="ce21">
            <text:p>折合年</text:p>
          </table:table-cell>
          <table:table-cell office:value-type="string" table:number-columns-spanned="1" table:number-rows-spanned="2" table:style-name="ce74">
            <text:p>出生數</text:p>
          </table:table-cell>
          <table:table-cell office:value-type="string" table:number-columns-spanned="1" table:number-rows-spanned="2" table:style-name="ce75">
            <text:p>月出</text:p>
            <text:p>生率</text:p>
          </table:table-cell>
          <table:table-cell office:value-type="string" table:style-name="ce21">
            <text:p>折合年</text:p>
          </table:table-cell>
          <table:table-cell office:value-type="string" table:number-columns-spanned="1" table:number-rows-spanned="2" table:style-name="ce74">
            <text:p>死亡數</text:p>
          </table:table-cell>
          <table:table-cell office:value-type="string" table:number-columns-spanned="1" table:number-rows-spanned="2" table:style-name="ce73">
            <text:p>月死亡</text:p>
            <text:p>率</text:p>
          </table:table-cell>
          <table:table-cell office:value-type="string" table:style-name="ce21">
            <text:p>折合年</text:p>
          </table:table-cell>
          <table:table-cell office:value-type="string" table:number-columns-spanned="1" table:number-rows-spanned="2" table:style-name="ce74">
            <text:p>合計</text:p>
          </table:table-cell>
          <table:table-cell office:value-type="string" table:number-columns-spanned="1" table:number-rows-spanned="2" table:style-name="ce73">
            <text:p>不同</text:p>
            <text:p>性別</text:p>
          </table:table-cell>
          <table:table-cell office:value-type="string" table:number-columns-spanned="1" table:number-rows-spanned="2" table:style-name="ce73">
            <text:p>相同</text:p>
            <text:p>性別</text:p>
          </table:table-cell>
          <table:table-cell office:value-type="string" table:number-columns-spanned="1" table:number-rows-spanned="2" table:style-name="ce73">
            <text:p>月結婚率</text:p>
          </table:table-cell>
          <table:table-cell office:value-type="string" table:style-name="ce21">
            <text:p>折合年</text:p>
          </table:table-cell>
          <table:table-cell office:value-type="string" table:number-columns-spanned="1" table:number-rows-spanned="2" table:style-name="ce74">
            <text:p>合計</text:p>
          </table:table-cell>
          <table:table-cell office:value-type="string" table:number-columns-spanned="1" table:number-rows-spanned="2" table:style-name="ce73">
            <text:p>不同</text:p>
            <text:p>性別</text:p>
          </table:table-cell>
          <table:table-cell office:value-type="string" table:number-columns-spanned="1" table:number-rows-spanned="2" table:style-name="ce73">
            <text:p>相同</text:p>
            <text:p>性別</text:p>
          </table:table-cell>
          <table:table-cell office:value-type="string" table:number-columns-spanned="1" table:number-rows-spanned="2" table:style-name="ce73">
            <text:p>月離婚</text:p>
            <text:p>率</text:p>
          </table:table-cell>
          <table:table-cell office:value-type="string" table:style-name="ce21">
            <text:p>折合年</text:p>
          </table:table-cell>
          <table:table-cell table:number-columns-repeated="16361"/>
        </table:table-row>
        <table:table-row table:style-name="ro4">
          <table:table-cell table:style-name="ce22"/>
          <table:table-cell office:value-type="string" table:style-name="ce23">
            <text:p>人口數</text:p>
          </table:table-cell>
          <table:covered-table-cell/>
          <table:table-cell office:value-type="string" table:style-name="ce25">
            <text:p>增加率</text:p>
          </table:table-cell>
          <table:covered-table-cell/>
          <table:covered-table-cell/>
          <table:table-cell office:value-type="string" table:style-name="ce27">
            <text:p>增加率</text:p>
          </table:table-cell>
          <table:covered-table-cell/>
          <table:covered-table-cell/>
          <table:table-cell office:value-type="string" table:style-name="ce27">
            <text:p>出生率</text:p>
          </table:table-cell>
          <table:covered-table-cell/>
          <table:covered-table-cell/>
          <table:table-cell office:value-type="string" table:style-name="ce27">
            <text:p>死亡率</text:p>
          </table:table-cell>
          <table:covered-table-cell/>
          <table:covered-table-cell/>
          <table:covered-table-cell/>
          <table:covered-table-cell/>
          <table:table-cell office:value-type="string" table:style-name="ce27">
            <text:p>結婚率</text:p>
          </table:table-cell>
          <table:covered-table-cell/>
          <table:covered-table-cell/>
          <table:covered-table-cell/>
          <table:covered-table-cell/>
          <table:table-cell office:value-type="string" table:style-name="ce27">
            <text:p>離婚率</text:p>
          </table:table-cell>
          <table:table-cell table:number-columns-repeated="16361"/>
        </table:table-row>
        <table:table-row table:style-name="ro5">
          <table:table-cell office:value-type="string" table:style-name="ce30">
            <text:p>總 <text:s text:c="3"/>計</text:p>
          </table:table-cell>
          <table:table-cell office:value-type="float" office:value="-4371" table:style-name="ce31">
            <text:p><text:s/>－4,371<text:s/></text:p>
          </table:table-cell>
          <table:table-cell office:value-type="float" office:value="-0.18537913765832345" table:style-name="ce32">
            <text:p><text:s/>－0.19<text:s/></text:p>
          </table:table-cell>
          <table:table-cell office:value-type="float" office:value="-2.1886698188047222" table:style-name="ce33">
            <text:p><text:s/>－2.19<text:s/></text:p>
          </table:table-cell>
          <table:table-cell office:value-type="float" office:value="-514" table:style-name="ce34">
            <text:p><text:s/>－514<text:s/></text:p>
          </table:table-cell>
          <table:table-cell office:value-type="float" office:value="-2.1801351976486607E-2" table:style-name="ce35">
            <text:p><text:s/>－0.02<text:s/></text:p>
          </table:table-cell>
          <table:table-cell office:value-type="float" office:value="-0.26" table:style-name="ce36">
            <text:p><text:s/>－0.26<text:s/></text:p>
          </table:table-cell>
          <table:table-cell office:value-type="float" office:value="12787" table:style-name="ce34">
            <text:p><text:s text:c="3"/>12,787<text:s/></text:p>
          </table:table-cell>
          <table:table-cell office:value-type="float" office:value="0.54236164926718722" table:style-name="ce35">
            <text:p><text:s text:c="3"/>0.54<text:s/></text:p>
          </table:table-cell>
          <table:table-cell office:value-type="float" office:value="6.4" table:style-name="ce36">
            <text:p><text:s text:c="3"/>6.40<text:s/></text:p>
          </table:table-cell>
          <table:table-cell office:value-type="float" office:value="13301" table:style-name="ce37">
            <text:p><text:s text:c="3"/>13,301<text:s/></text:p>
          </table:table-cell>
          <table:table-cell office:value-type="float" office:value="0.5641630012436738" table:style-name="ce38">
            <text:p><text:s text:c="3"/>0.56<text:s/></text:p>
          </table:table-cell>
          <table:table-cell office:value-type="float" office:value="6.66" table:style-name="ce39">
            <text:p><text:s text:c="3"/>6.66<text:s/></text:p>
          </table:table-cell>
          <table:table-cell office:value-type="float" office:value="6583" table:style-name="ce40">
            <text:p><text:s text:c="3"/>6,583<text:s/></text:p>
          </table:table-cell>
          <table:table-cell office:value-type="float" office:value="6422" table:style-name="ce37">
            <text:p><text:s text:c="3"/>6,422<text:s/></text:p>
          </table:table-cell>
          <table:table-cell office:value-type="float" office:value="161" table:style-name="ce31">
            <text:p><text:s text:c="3"/>161<text:s/></text:p>
          </table:table-cell>
          <table:table-cell office:value-type="float" office:value="0.27921848260936055" table:style-name="ce38">
            <text:p><text:s text:c="3"/>0.28<text:s/></text:p>
          </table:table-cell>
          <table:table-cell office:value-type="float" office:value="3.3" table:style-name="ce32">
            <text:p><text:s text:c="3"/>3.30<text:s/></text:p>
          </table:table-cell>
          <table:table-cell office:value-type="float" office:value="4379" table:style-name="ce41">
            <text:p><text:s text:c="3"/>4,379<text:s/></text:p>
          </table:table-cell>
          <table:table-cell office:value-type="float" office:value="4350" table:style-name="ce31">
            <text:p><text:s text:c="3"/>4,350<text:s/></text:p>
          </table:table-cell>
          <table:table-cell office:value-type="float" office:value="29" table:style-name="ce31">
            <text:p><text:s text:c="3"/>29<text:s/></text:p>
          </table:table-cell>
          <table:table-cell office:value-type="float" office:value="0.18573564261679931" table:style-name="ce38">
            <text:p><text:s text:c="3"/>0.19<text:s/></text:p>
          </table:table-cell>
          <table:table-cell office:value-type="float" office:value="2.19" table:style-name="ce42">
            <text:p><text:s text:c="3"/>2.19<text:s/></text:p>
          </table:table-cell>
          <table:table-cell table:number-columns-repeated="16361"/>
        </table:table-row>
        <table:table-row table:style-name="ro6">
          <table:table-cell office:value-type="string" table:style-name="ce30">
            <text:p>新北市</text:p>
          </table:table-cell>
          <table:table-cell office:value-type="float" office:value="843" table:style-name="ce31">
            <text:p><text:s text:c="3"/>843<text:s/></text:p>
          </table:table-cell>
          <table:table-cell office:value-type="float" office:value="0.20931197440782465" table:style-name="ce32">
            <text:p><text:s text:c="3"/>0.21<text:s/></text:p>
          </table:table-cell>
          <table:table-cell office:value-type="float" office:value="2.4712316978472195" table:style-name="ce33">
            <text:p><text:s text:c="3"/>2.47<text:s/></text:p>
          </table:table-cell>
          <table:table-cell office:value-type="float" office:value="36" table:style-name="ce43">
            <text:p><text:s text:c="3"/>36<text:s/></text:p>
          </table:table-cell>
          <table:table-cell office:value-type="float" office:value="8.9376542753951977E-3" table:style-name="ce36">
            <text:p><text:s text:c="3"/>0.01<text:s/></text:p>
          </table:table-cell>
          <table:table-cell office:value-type="float" office:value="0.11" table:style-name="ce36">
            <text:p><text:s text:c="3"/>0.11<text:s/></text:p>
          </table:table-cell>
          <table:table-cell office:value-type="float" office:value="1928" table:style-name="ce43">
            <text:p><text:s text:c="3"/>1,928<text:s/></text:p>
          </table:table-cell>
          <table:table-cell office:value-type="float" office:value="0.47866104008227606" table:style-name="ce36">
            <text:p><text:s text:c="3"/>0.48<text:s/></text:p>
          </table:table-cell>
          <table:table-cell office:value-type="float" office:value="5.65" table:style-name="ce36">
            <text:p><text:s text:c="3"/>5.65<text:s/></text:p>
          </table:table-cell>
          <table:table-cell office:value-type="float" office:value="1892" table:style-name="ce40">
            <text:p><text:s text:c="3"/>1,892<text:s/></text:p>
          </table:table-cell>
          <table:table-cell office:value-type="float" office:value="0.46972338580688089" table:style-name="ce39">
            <text:p><text:s text:c="3"/>0.47<text:s/></text:p>
          </table:table-cell>
          <table:table-cell office:value-type="float" office:value="5.55" table:style-name="ce39">
            <text:p><text:s text:c="3"/>5.55<text:s/></text:p>
          </table:table-cell>
          <table:table-cell office:value-type="float" office:value="1184" table:style-name="ce40">
            <text:p><text:s text:c="3"/>1,184<text:s/></text:p>
          </table:table-cell>
          <table:table-cell office:value-type="float" office:value="1163" table:style-name="ce40">
            <text:p><text:s text:c="3"/>1,163<text:s/></text:p>
          </table:table-cell>
          <table:table-cell office:value-type="float" office:value="21" table:style-name="ce41">
            <text:p><text:s text:c="3"/>21<text:s/></text:p>
          </table:table-cell>
          <table:table-cell office:value-type="float" office:value="0.29394951839077532" table:style-name="ce39">
            <text:p><text:s text:c="3"/>0.29<text:s/></text:p>
          </table:table-cell>
          <table:table-cell office:value-type="float" office:value="3.47" table:style-name="ce32">
            <text:p><text:s text:c="3"/>3.47<text:s/></text:p>
          </table:table-cell>
          <table:table-cell office:value-type="float" office:value="787" table:style-name="ce41">
            <text:p><text:s text:c="3"/>787<text:s/></text:p>
          </table:table-cell>
          <table:table-cell office:value-type="float" office:value="783" table:style-name="ce41">
            <text:p><text:s text:c="3"/>783<text:s/></text:p>
          </table:table-cell>
          <table:table-cell office:value-type="float" office:value="4" table:style-name="ce41">
            <text:p><text:s text:c="3"/>4<text:s/></text:p>
          </table:table-cell>
          <table:table-cell office:value-type="float" office:value="0.19538705318711166" table:style-name="ce39">
            <text:p><text:s text:c="3"/>0.20<text:s/></text:p>
          </table:table-cell>
          <table:table-cell office:value-type="float" office:value="2.31" table:style-name="ce44">
            <text:p><text:s text:c="3"/>2.31<text:s/></text:p>
          </table:table-cell>
          <table:table-cell table:number-columns-repeated="16361"/>
        </table:table-row>
        <table:table-row table:style-name="ro1">
          <table:table-cell office:value-type="string" table:style-name="ce30">
            <text:p>臺北市</text:p>
          </table:table-cell>
          <table:table-cell office:value-type="float" office:value="-4395" table:style-name="ce31">
            <text:p><text:s/>－4,395<text:s/></text:p>
          </table:table-cell>
          <table:table-cell office:value-type="float" office:value="-1.6774572267490879" table:style-name="ce32">
            <text:p><text:s/>－1.68<text:s/></text:p>
          </table:table-cell>
          <table:table-cell office:value-type="float" office:value="-19.804817580327942" table:style-name="ce33">
            <text:p><text:s/>－19.80<text:s/></text:p>
          </table:table-cell>
          <table:table-cell office:value-type="float" office:value="148" table:style-name="ce43">
            <text:p><text:s text:c="3"/>148<text:s/></text:p>
          </table:table-cell>
          <table:table-cell office:value-type="float" office:value="5.6535169554894411E-2" table:style-name="ce36">
            <text:p><text:s text:c="3"/>0.06<text:s/></text:p>
          </table:table-cell>
          <table:table-cell office:value-type="float" office:value="0.67" table:style-name="ce36">
            <text:p><text:s text:c="3"/>0.67<text:s/></text:p>
          </table:table-cell>
          <table:table-cell office:value-type="float" office:value="1398" table:style-name="ce43">
            <text:p><text:s text:c="3"/>1,398<text:s/></text:p>
          </table:table-cell>
          <table:table-cell office:value-type="float" office:value="0.5340281556604215" table:style-name="ce36">
            <text:p><text:s text:c="3"/>0.53<text:s/></text:p>
          </table:table-cell>
          <table:table-cell office:value-type="float" office:value="6.3" table:style-name="ce36">
            <text:p><text:s text:c="3"/>6.30<text:s/></text:p>
          </table:table-cell>
          <table:table-cell office:value-type="float" office:value="1250" table:style-name="ce40">
            <text:p><text:s text:c="3"/>1,250<text:s/></text:p>
          </table:table-cell>
          <table:table-cell office:value-type="float" office:value="0.4774929861055271" table:style-name="ce39">
            <text:p><text:s text:c="3"/>0.48<text:s/></text:p>
          </table:table-cell>
          <table:table-cell office:value-type="float" office:value="5.64" table:style-name="ce39">
            <text:p><text:s text:c="3"/>5.64<text:s/></text:p>
          </table:table-cell>
          <table:table-cell office:value-type="float" office:value="736" table:style-name="ce40">
            <text:p><text:s text:c="3"/>736<text:s/></text:p>
          </table:table-cell>
          <table:table-cell office:value-type="float" office:value="710" table:style-name="ce40">
            <text:p><text:s text:c="3"/>710<text:s/></text:p>
          </table:table-cell>
          <table:table-cell office:value-type="float" office:value="26" table:style-name="ce41">
            <text:p><text:s text:c="3"/>26<text:s/></text:p>
          </table:table-cell>
          <table:table-cell office:value-type="float" office:value="0.28114787021893434" table:style-name="ce39">
            <text:p><text:s text:c="3"/>0.28<text:s/></text:p>
          </table:table-cell>
          <table:table-cell office:value-type="float" office:value="3.32" table:style-name="ce32">
            <text:p><text:s text:c="3"/>3.32<text:s/></text:p>
          </table:table-cell>
          <table:table-cell office:value-type="float" office:value="415" table:style-name="ce41">
            <text:p><text:s text:c="3"/>415<text:s/></text:p>
          </table:table-cell>
          <table:table-cell office:value-type="float" office:value="414" table:style-name="ce41">
            <text:p><text:s text:c="3"/>414<text:s/></text:p>
          </table:table-cell>
          <table:table-cell office:value-type="float" office:value="1" table:style-name="ce41">
            <text:p><text:s text:c="3"/>1<text:s/></text:p>
          </table:table-cell>
          <table:table-cell office:value-type="float" office:value="0.158527671387035" table:style-name="ce39">
            <text:p><text:s text:c="3"/>0.16<text:s/></text:p>
          </table:table-cell>
          <table:table-cell office:value-type="float" office:value="1.87" table:style-name="ce44">
            <text:p><text:s text:c="3"/>1.87<text:s/></text:p>
          </table:table-cell>
          <table:table-cell table:number-columns-repeated="16361"/>
        </table:table-row>
        <table:table-row table:style-name="ro1">
          <table:table-cell office:value-type="string" table:style-name="ce30">
            <text:p>桃園市</text:p>
          </table:table-cell>
          <table:table-cell office:value-type="float" office:value="2397" table:style-name="ce31">
            <text:p><text:s text:c="3"/>2,397<text:s/></text:p>
          </table:table-cell>
          <table:table-cell office:value-type="float" office:value="1.0605992894825453" table:style-name="ce32">
            <text:p><text:s text:c="3"/>1.06<text:s/></text:p>
          </table:table-cell>
          <table:table-cell office:value-type="float" office:value="12.521914191955213" table:style-name="ce33">
            <text:p><text:s text:c="3"/>12.52<text:s/></text:p>
          </table:table-cell>
          <table:table-cell office:value-type="float" office:value="737" table:style-name="ce43">
            <text:p><text:s text:c="3"/>737<text:s/></text:p>
          </table:table-cell>
          <table:table-cell office:value-type="float" office:value="0.32592715108050158" table:style-name="ce36">
            <text:p><text:s text:c="3"/>0.33<text:s/></text:p>
          </table:table-cell>
          <table:table-cell office:value-type="float" office:value="3.85" table:style-name="ce36">
            <text:p><text:s text:c="3"/>3.85<text:s/></text:p>
          </table:table-cell>
          <table:table-cell office:value-type="float" office:value="1714" table:style-name="ce43">
            <text:p><text:s text:c="3"/>1,714<text:s/></text:p>
          </table:table-cell>
          <table:table-cell office:value-type="float" office:value="0.75799068785885992" table:style-name="ce36">
            <text:p><text:s text:c="3"/>0.76<text:s/></text:p>
          </table:table-cell>
          <table:table-cell office:value-type="float" office:value="8.9499999999999993" table:style-name="ce36">
            <text:p><text:s text:c="3"/>8.95<text:s/></text:p>
          </table:table-cell>
          <table:table-cell office:value-type="float" office:value="977" table:style-name="ce40">
            <text:p><text:s text:c="3"/>977<text:s/></text:p>
          </table:table-cell>
          <table:table-cell office:value-type="float" office:value="0.43206353677835824" table:style-name="ce39">
            <text:p><text:s text:c="3"/>0.43<text:s/></text:p>
          </table:table-cell>
          <table:table-cell office:value-type="float" office:value="5.0999999999999996" table:style-name="ce39">
            <text:p><text:s text:c="3"/>5.10<text:s/></text:p>
          </table:table-cell>
          <table:table-cell office:value-type="float" office:value="718" table:style-name="ce40">
            <text:p><text:s text:c="3"/>718<text:s/></text:p>
          </table:table-cell>
          <table:table-cell office:value-type="float" office:value="699" table:style-name="ce40">
            <text:p><text:s text:c="3"/>699<text:s/></text:p>
          </table:table-cell>
          <table:table-cell office:value-type="float" office:value="19" table:style-name="ce41">
            <text:p><text:s text:c="3"/>19<text:s/></text:p>
          </table:table-cell>
          <table:table-cell office:value-type="float" office:value="0.31752468721275462" table:style-name="ce39">
            <text:p><text:s text:c="3"/>0.32<text:s/></text:p>
          </table:table-cell>
          <table:table-cell office:value-type="float" office:value="3.75" table:style-name="ce32">
            <text:p><text:s text:c="3"/>3.75<text:s/></text:p>
          </table:table-cell>
          <table:table-cell office:value-type="float" office:value="525" table:style-name="ce41">
            <text:p><text:s text:c="3"/>525<text:s/></text:p>
          </table:table-cell>
          <table:table-cell office:value-type="float" office:value="521" table:style-name="ce41">
            <text:p><text:s text:c="3"/>521<text:s/></text:p>
          </table:table-cell>
          <table:table-cell office:value-type="float" office:value="4" table:style-name="ce41">
            <text:p><text:s text:c="3"/>4<text:s/></text:p>
          </table:table-cell>
          <table:table-cell office:value-type="float" office:value="0.23217334371406151" table:style-name="ce39">
            <text:p><text:s text:c="3"/>0.23<text:s/></text:p>
          </table:table-cell>
          <table:table-cell office:value-type="float" office:value="2.74" table:style-name="ce44">
            <text:p><text:s text:c="3"/>2.74<text:s/></text:p>
          </table:table-cell>
          <table:table-cell table:number-columns-repeated="16361"/>
        </table:table-row>
        <table:table-row table:style-name="ro5">
          <table:table-cell office:value-type="string" table:style-name="ce30">
            <text:p>臺中市</text:p>
          </table:table-cell>
          <table:table-cell office:value-type="float" office:value="27" table:style-name="ce31">
            <text:p><text:s text:c="3"/>27<text:s/></text:p>
          </table:table-cell>
          <table:table-cell office:value-type="float" office:value="9.5853722958599719E-3" table:style-name="ce32">
            <text:p><text:s text:c="3"/>0.01<text:s/></text:p>
          </table:table-cell>
          <table:table-cell office:value-type="float" office:value="0.11316923420273386" table:style-name="ce33">
            <text:p><text:s text:c="3"/>0.11<text:s/></text:p>
          </table:table-cell>
          <table:table-cell office:value-type="float" office:value="113" table:style-name="ce43">
            <text:p><text:s text:c="3"/>113<text:s/></text:p>
          </table:table-cell>
          <table:table-cell office:value-type="float" office:value="4.0116365861966687E-2" table:style-name="ce36">
            <text:p><text:s text:c="3"/>0.04<text:s/></text:p>
          </table:table-cell>
          <table:table-cell office:value-type="float" office:value="0.47" table:style-name="ce36">
            <text:p><text:s text:c="3"/>0.47<text:s/></text:p>
          </table:table-cell>
          <table:table-cell office:value-type="float" office:value="1480" table:style-name="ce43">
            <text:p><text:s text:c="3"/>1,480<text:s/></text:p>
          </table:table-cell>
          <table:table-cell office:value-type="float" office:value="0.52541788916558141" table:style-name="ce36">
            <text:p><text:s text:c="3"/>0.53<text:s/></text:p>
          </table:table-cell>
          <table:table-cell office:value-type="float" office:value="6.2" table:style-name="ce36">
            <text:p><text:s text:c="3"/>6.20<text:s/></text:p>
          </table:table-cell>
          <table:table-cell office:value-type="float" office:value="1367" table:style-name="ce40">
            <text:p><text:s text:c="3"/>1,367<text:s/></text:p>
          </table:table-cell>
          <table:table-cell office:value-type="float" office:value="0.4853015233036147" table:style-name="ce39">
            <text:p><text:s text:c="3"/>0.49<text:s/></text:p>
          </table:table-cell>
          <table:table-cell office:value-type="float" office:value="5.73" table:style-name="ce39">
            <text:p><text:s text:c="3"/>5.73<text:s/></text:p>
          </table:table-cell>
          <table:table-cell office:value-type="float" office:value="822" table:style-name="ce40">
            <text:p><text:s text:c="3"/>822<text:s/></text:p>
          </table:table-cell>
          <table:table-cell office:value-type="float" office:value="800" table:style-name="ce40">
            <text:p><text:s text:c="3"/>800<text:s/></text:p>
          </table:table-cell>
          <table:table-cell office:value-type="float" office:value="22" table:style-name="ce41">
            <text:p><text:s text:c="3"/>22<text:s/></text:p>
          </table:table-cell>
          <table:table-cell office:value-type="float" office:value="0.29181993573926207" table:style-name="ce39">
            <text:p><text:s text:c="3"/>0.29<text:s/></text:p>
          </table:table-cell>
          <table:table-cell office:value-type="float" office:value="3.45" table:style-name="ce32">
            <text:p><text:s text:c="3"/>3.45<text:s/></text:p>
          </table:table-cell>
          <table:table-cell office:value-type="float" office:value="559" table:style-name="ce41">
            <text:p><text:s text:c="3"/>559<text:s/></text:p>
          </table:table-cell>
          <table:table-cell office:value-type="float" office:value="556" table:style-name="ce41">
            <text:p><text:s text:c="3"/>556<text:s/></text:p>
          </table:table-cell>
          <table:table-cell office:value-type="float" office:value="3" table:style-name="ce41">
            <text:p><text:s text:c="3"/>3<text:s/></text:p>
          </table:table-cell>
          <table:table-cell office:value-type="float" office:value="0.19845175678618918" table:style-name="ce39">
            <text:p><text:s text:c="3"/>0.20<text:s/></text:p>
          </table:table-cell>
          <table:table-cell office:value-type="float" office:value="2.34" table:style-name="ce44">
            <text:p><text:s text:c="3"/>2.34<text:s/></text:p>
          </table:table-cell>
          <table:table-cell table:number-columns-repeated="16361"/>
        </table:table-row>
        <table:table-row table:style-name="ro1">
          <table:table-cell office:value-type="string" table:style-name="ce30">
            <text:p>臺南市</text:p>
          </table:table-cell>
          <table:table-cell office:value-type="float" office:value="-465" table:style-name="ce31">
            <text:p><text:s/>－465<text:s/></text:p>
          </table:table-cell>
          <table:table-cell office:value-type="float" office:value="-0.24769695103697129" table:style-name="ce32">
            <text:p><text:s/>－0.25<text:s/></text:p>
          </table:table-cell>
          <table:table-cell office:value-type="float" office:value="-2.924422067081661" table:style-name="ce33">
            <text:p><text:s/>－2.92<text:s/></text:p>
          </table:table-cell>
          <table:table-cell office:value-type="float" office:value="-391" table:style-name="ce43">
            <text:p><text:s/>－391<text:s/></text:p>
          </table:table-cell>
          <table:table-cell office:value-type="float" office:value="-0.20830430968830804" table:style-name="ce36">
            <text:p><text:s/>－0.21<text:s/></text:p>
          </table:table-cell>
          <table:table-cell office:value-type="float" office:value="-2.46" table:style-name="ce36">
            <text:p><text:s/>－2.46<text:s/></text:p>
          </table:table-cell>
          <table:table-cell office:value-type="float" office:value="817" table:style-name="ce43">
            <text:p><text:s text:c="3"/>817<text:s/></text:p>
          </table:table-cell>
          <table:table-cell office:value-type="float" office:value="0.43525478520549271" table:style-name="ce36">
            <text:p><text:s text:c="3"/>0.44<text:s/></text:p>
          </table:table-cell>
          <table:table-cell office:value-type="float" office:value="5.14" table:style-name="ce36">
            <text:p><text:s text:c="3"/>5.14<text:s/></text:p>
          </table:table-cell>
          <table:table-cell office:value-type="float" office:value="1208" table:style-name="ce40">
            <text:p><text:s text:c="3"/>1,208<text:s/></text:p>
          </table:table-cell>
          <table:table-cell office:value-type="float" office:value="0.6435590948938007" table:style-name="ce39">
            <text:p><text:s text:c="3"/>0.64<text:s/></text:p>
          </table:table-cell>
          <table:table-cell office:value-type="float" office:value="7.6" table:style-name="ce39">
            <text:p><text:s text:c="3"/>7.60<text:s/></text:p>
          </table:table-cell>
          <table:table-cell office:value-type="float" office:value="462" table:style-name="ce40">
            <text:p><text:s text:c="3"/>462<text:s/></text:p>
          </table:table-cell>
          <table:table-cell office:value-type="float" office:value="455" table:style-name="ce40">
            <text:p><text:s text:c="3"/>455<text:s/></text:p>
          </table:table-cell>
          <table:table-cell office:value-type="float" office:value="7" table:style-name="ce41">
            <text:p><text:s text:c="3"/>7<text:s/></text:p>
          </table:table-cell>
          <table:table-cell office:value-type="float" office:value="0.24612938894117217" table:style-name="ce39">
            <text:p><text:s text:c="3"/>0.25<text:s/></text:p>
          </table:table-cell>
          <table:table-cell office:value-type="float" office:value="2.91" table:style-name="ce32">
            <text:p><text:s text:c="3"/>2.91<text:s/></text:p>
          </table:table-cell>
          <table:table-cell office:value-type="float" office:value="294" table:style-name="ce41">
            <text:p><text:s text:c="3"/>294<text:s/></text:p>
          </table:table-cell>
          <table:table-cell office:value-type="float" office:value="293" table:style-name="ce41">
            <text:p><text:s text:c="3"/>293<text:s/></text:p>
          </table:table-cell>
          <table:table-cell office:value-type="float" office:value="1" table:style-name="ce41">
            <text:p><text:s text:c="3"/>1<text:s/></text:p>
          </table:table-cell>
          <table:table-cell office:value-type="float" office:value="0.1566277929625641" table:style-name="ce39">
            <text:p><text:s text:c="3"/>0.16<text:s/></text:p>
          </table:table-cell>
          <table:table-cell office:value-type="float" office:value="1.85" table:style-name="ce44">
            <text:p><text:s text:c="3"/>1.85<text:s/></text:p>
          </table:table-cell>
          <table:table-cell table:number-columns-repeated="16361"/>
        </table:table-row>
        <table:table-row table:style-name="ro1">
          <table:table-cell office:value-type="string" table:style-name="ce30">
            <text:p>高雄市</text:p>
          </table:table-cell>
          <table:table-cell office:value-type="float" office:value="-1220" table:style-name="ce31">
            <text:p><text:s/>－1,220<text:s/></text:p>
          </table:table-cell>
          <table:table-cell office:value-type="float" office:value="-0.44032925078338908" table:style-name="ce32">
            <text:p><text:s/>－0.44<text:s/></text:p>
          </table:table-cell>
          <table:table-cell office:value-type="float" office:value="-5.1987259931200125" table:style-name="ce33">
            <text:p><text:s/>－5.20<text:s/></text:p>
          </table:table-cell>
          <table:table-cell office:value-type="float" office:value="-258" table:style-name="ce43">
            <text:p><text:s/>－258<text:s/></text:p>
          </table:table-cell>
          <table:table-cell office:value-type="float" office:value="-9.3139314754567076E-2" table:style-name="ce36">
            <text:p><text:s/>－0.09<text:s/></text:p>
          </table:table-cell>
          <table:table-cell office:value-type="float" office:value="-1.1000000000000001" table:style-name="ce36">
            <text:p><text:s/>－1.10<text:s/></text:p>
          </table:table-cell>
          <table:table-cell office:value-type="float" office:value="1472" table:style-name="ce43">
            <text:p><text:s text:c="3"/>1,472<text:s/></text:p>
          </table:table-cell>
          <table:table-cell office:value-type="float" office:value="0.53139950123535939" table:style-name="ce36">
            <text:p><text:s text:c="3"/>0.53<text:s/></text:p>
          </table:table-cell>
          <table:table-cell office:value-type="float" office:value="6.27" table:style-name="ce36">
            <text:p><text:s text:c="3"/>6.27<text:s/></text:p>
          </table:table-cell>
          <table:table-cell office:value-type="float" office:value="1730" table:style-name="ce40">
            <text:p><text:s text:c="3"/>1,730<text:s/></text:p>
          </table:table-cell>
          <table:table-cell office:value-type="float" office:value="0.62453881598992655" table:style-name="ce39">
            <text:p><text:s text:c="3"/>0.62<text:s/></text:p>
          </table:table-cell>
          <table:table-cell office:value-type="float" office:value="7.37" table:style-name="ce39">
            <text:p><text:s text:c="3"/>7.37<text:s/></text:p>
          </table:table-cell>
          <table:table-cell office:value-type="float" office:value="780" table:style-name="ce40">
            <text:p><text:s text:c="3"/>780<text:s/></text:p>
          </table:table-cell>
          <table:table-cell office:value-type="float" office:value="760" table:style-name="ce40">
            <text:p><text:s text:c="3"/>760<text:s/></text:p>
          </table:table-cell>
          <table:table-cell office:value-type="float" office:value="20" table:style-name="ce41">
            <text:p><text:s text:c="3"/>20<text:s/></text:p>
          </table:table-cell>
          <table:table-cell office:value-type="float" office:value="0.2815839748393888" table:style-name="ce39">
            <text:p><text:s text:c="3"/>0.28<text:s/></text:p>
          </table:table-cell>
          <table:table-cell office:value-type="float" office:value="3.32" table:style-name="ce32">
            <text:p><text:s text:c="3"/>3.32<text:s/></text:p>
          </table:table-cell>
          <table:table-cell office:value-type="float" office:value="511" table:style-name="ce41">
            <text:p><text:s text:c="3"/>511<text:s/></text:p>
          </table:table-cell>
          <table:table-cell office:value-type="float" office:value="506" table:style-name="ce41">
            <text:p><text:s text:c="3"/>506<text:s/></text:p>
          </table:table-cell>
          <table:table-cell office:value-type="float" office:value="5" table:style-name="ce41">
            <text:p><text:s text:c="3"/>5<text:s/></text:p>
          </table:table-cell>
          <table:table-cell office:value-type="float" office:value="0.18447360402939447" table:style-name="ce39">
            <text:p><text:s text:c="3"/>0.18<text:s/></text:p>
          </table:table-cell>
          <table:table-cell office:value-type="float" office:value="2.1800000000000002" table:style-name="ce44">
            <text:p><text:s text:c="3"/>2.18<text:s/></text:p>
          </table:table-cell>
          <table:table-cell table:number-columns-repeated="16361"/>
        </table:table-row>
        <table:table-row table:style-name="ro7">
          <table:table-cell office:value-type="string" table:style-name="ce30">
            <text:p>臺灣省</text:p>
          </table:table-cell>
          <table:table-cell office:value-type="float" office:value="-1599" table:style-name="ce31">
            <text:p><text:s/>－1,599<text:s/></text:p>
          </table:table-cell>
          <table:table-cell office:value-type="float" office:value="-0.2266910493045235" table:style-name="ce32">
            <text:p><text:s/>－0.23<text:s/></text:p>
          </table:table-cell>
          <table:table-cell office:value-type="float" office:value="-2.676416904692116" table:style-name="ce33">
            <text:p><text:s/>－2.68<text:s/></text:p>
          </table:table-cell>
          <table:table-cell office:value-type="float" office:value="-915" table:style-name="ce43">
            <text:p><text:s/>－915<text:s/></text:p>
          </table:table-cell>
          <table:table-cell office:value-type="float" office:value="-0.12973472368311634" table:style-name="ce36">
            <text:p><text:s/>－0.13<text:s/></text:p>
          </table:table-cell>
          <table:table-cell office:value-type="float" office:value="-1.53" table:style-name="ce36">
            <text:p><text:s/>－1.53<text:s/></text:p>
          </table:table-cell>
          <table:table-cell office:value-type="float" office:value="3893" table:style-name="ce43">
            <text:p><text:s text:c="3"/>3,893<text:s/></text:p>
          </table:table-cell>
          <table:table-cell office:value-type="float" office:value="0.5519751686321005" table:style-name="ce36">
            <text:p><text:s text:c="3"/>0.55<text:s/></text:p>
          </table:table-cell>
          <table:table-cell office:value-type="float" office:value="6.52" table:style-name="ce36">
            <text:p><text:s text:c="3"/>6.52<text:s/></text:p>
          </table:table-cell>
          <table:table-cell office:value-type="float" office:value="4808" table:style-name="ce40">
            <text:p><text:s text:c="3"/>4,808<text:s/></text:p>
          </table:table-cell>
          <table:table-cell office:value-type="float" office:value="0.68170989231521684" table:style-name="ce39">
            <text:p><text:s text:c="3"/>0.68<text:s/></text:p>
          </table:table-cell>
          <table:table-cell office:value-type="float" office:value="8.0500000000000007" table:style-name="ce39">
            <text:p><text:s text:c="3"/>8.05<text:s/></text:p>
          </table:table-cell>
          <table:table-cell office:value-type="float" office:value="1850" table:style-name="ce40">
            <text:p><text:s text:c="3"/>1,850<text:s/></text:p>
          </table:table-cell>
          <table:table-cell office:value-type="float" office:value="1804" table:style-name="ce40">
            <text:p><text:s text:c="3"/>1,804<text:s/></text:p>
          </table:table-cell>
          <table:table-cell office:value-type="float" office:value="46" table:style-name="ce41">
            <text:p><text:s text:c="3"/>46<text:s/></text:p>
          </table:table-cell>
          <table:table-cell office:value-type="float" office:value="0.26230517903143741" table:style-name="ce39">
            <text:p><text:s text:c="3"/>0.26<text:s/></text:p>
          </table:table-cell>
          <table:table-cell office:value-type="float" office:value="3.1" table:style-name="ce32">
            <text:p><text:s text:c="3"/>3.10<text:s/></text:p>
          </table:table-cell>
          <table:table-cell office:value-type="float" office:value="1266" table:style-name="ce41">
            <text:p><text:s text:c="3"/>1,266<text:s/></text:p>
          </table:table-cell>
          <table:table-cell office:value-type="float" office:value="1255" table:style-name="ce41">
            <text:p><text:s text:c="3"/>1,255<text:s/></text:p>
          </table:table-cell>
          <table:table-cell office:value-type="float" office:value="11" table:style-name="ce41">
            <text:p><text:s text:c="3"/>11<text:s/></text:p>
          </table:table-cell>
          <table:table-cell office:value-type="float" office:value="0.17950181440745935" table:style-name="ce39">
            <text:p><text:s text:c="3"/>0.18<text:s/></text:p>
          </table:table-cell>
          <table:table-cell office:value-type="float" office:value="2.12" table:style-name="ce44">
            <text:p><text:s text:c="3"/>2.12<text:s/></text:p>
          </table:table-cell>
          <table:table-cell table:number-columns-repeated="16361"/>
        </table:table-row>
        <table:table-row table:style-name="ro8">
          <table:table-cell office:value-type="string" table:style-name="ce45">
            <text:p>宜蘭縣</text:p>
          </table:table-cell>
          <table:table-cell office:value-type="float" office:value="-114" table:style-name="ce46">
            <text:p><text:s/>－114<text:s/></text:p>
          </table:table-cell>
          <table:table-cell office:value-type="float" office:value="-0.25123413258110017" table:style-name="ce47">
            <text:p><text:s/>－0.25<text:s/></text:p>
          </table:table-cell>
          <table:table-cell office:value-type="float" office:value="-2.9661836298284729" table:style-name="ce33">
            <text:p><text:s/>－2.97<text:s/></text:p>
          </table:table-cell>
          <table:table-cell office:value-type="float" office:value="-106" table:style-name="ce48">
            <text:p><text:s/>－106<text:s/></text:p>
          </table:table-cell>
          <table:table-cell office:value-type="float" office:value="-0.23363301543079945" table:style-name="ce49">
            <text:p><text:s/>－0.23<text:s/></text:p>
          </table:table-cell>
          <table:table-cell office:value-type="float" office:value="-2.76" table:style-name="ce49">
            <text:p><text:s/>－2.76<text:s/></text:p>
          </table:table-cell>
          <table:table-cell office:value-type="float" office:value="223" table:style-name="ce48">
            <text:p><text:s text:c="3"/>223<text:s/></text:p>
          </table:table-cell>
          <table:table-cell office:value-type="float" office:value="0.49151096642517245" table:style-name="ce49">
            <text:p><text:s text:c="3"/>0.49<text:s/></text:p>
          </table:table-cell>
          <table:table-cell office:value-type="float" office:value="5.8" table:style-name="ce49">
            <text:p><text:s text:c="3"/>5.80<text:s/></text:p>
          </table:table-cell>
          <table:table-cell office:value-type="float" office:value="329" table:style-name="ce50">
            <text:p><text:s text:c="3"/>329<text:s/></text:p>
          </table:table-cell>
          <table:table-cell office:value-type="float" office:value="0.72514398185597184" table:style-name="ce51">
            <text:p><text:s text:c="3"/>0.73<text:s/></text:p>
          </table:table-cell>
          <table:table-cell office:value-type="float" office:value="8.56" table:style-name="ce51">
            <text:p><text:s text:c="3"/>8.56<text:s/></text:p>
          </table:table-cell>
          <table:table-cell office:value-type="float" office:value="123" table:style-name="ce50">
            <text:p><text:s text:c="3"/>123<text:s/></text:p>
          </table:table-cell>
          <table:table-cell office:value-type="float" office:value="119" table:style-name="ce50">
            <text:p><text:s text:c="3"/>119<text:s/></text:p>
          </table:table-cell>
          <table:table-cell office:value-type="float" office:value="4" table:style-name="ce52">
            <text:p><text:s text:c="3"/>4<text:s/></text:p>
          </table:table-cell>
          <table:table-cell office:value-type="float" office:value="0.27110246130177673" table:style-name="ce51">
            <text:p><text:s text:c="3"/>0.27<text:s/></text:p>
          </table:table-cell>
          <table:table-cell office:value-type="float" office:value="3.2" table:style-name="ce47">
            <text:p><text:s text:c="3"/>3.20<text:s/></text:p>
          </table:table-cell>
          <table:table-cell office:value-type="float" office:value="84" table:style-name="ce52">
            <text:p><text:s text:c="3"/>84<text:s/></text:p>
          </table:table-cell>
          <table:table-cell office:value-type="float" office:value="82" table:style-name="ce52">
            <text:p><text:s text:c="3"/>82<text:s/></text:p>
          </table:table-cell>
          <table:table-cell office:value-type="float" office:value="2" table:style-name="ce52">
            <text:p><text:s text:c="3"/>2<text:s/></text:p>
          </table:table-cell>
          <table:table-cell office:value-type="float" office:value="0.18514314430365239" table:style-name="ce51">
            <text:p><text:s text:c="3"/>0.19<text:s/></text:p>
          </table:table-cell>
          <table:table-cell office:value-type="float" office:value="2.19" table:style-name="ce53">
            <text:p><text:s text:c="3"/>2.19<text:s/></text:p>
          </table:table-cell>
          <table:table-cell table:number-columns-repeated="16361"/>
        </table:table-row>
        <table:table-row table:style-name="ro9">
          <table:table-cell office:value-type="string" table:style-name="ce45">
            <text:p>新竹縣</text:p>
          </table:table-cell>
          <table:table-cell office:value-type="float" office:value="709" table:style-name="ce46">
            <text:p><text:s text:c="3"/>709<text:s/></text:p>
          </table:table-cell>
          <table:table-cell office:value-type="float" office:value="1.2486637184818081" table:style-name="ce47">
            <text:p><text:s text:c="3"/>1.25<text:s/></text:p>
          </table:table-cell>
          <table:table-cell office:value-type="float" office:value="14.742287773043282" table:style-name="ce33">
            <text:p><text:s text:c="3"/>14.74<text:s/></text:p>
          </table:table-cell>
          <table:table-cell office:value-type="float" office:value="79" table:style-name="ce48">
            <text:p><text:s text:c="3"/>79<text:s/></text:p>
          </table:table-cell>
          <table:table-cell office:value-type="float" office:value="0.13904497224820758" table:style-name="ce49">
            <text:p><text:s text:c="3"/>0.14<text:s/></text:p>
          </table:table-cell>
          <table:table-cell office:value-type="float" office:value="1.64" table:style-name="ce49">
            <text:p><text:s text:c="3"/>1.64<text:s/></text:p>
          </table:table-cell>
          <table:table-cell office:value-type="float" office:value="347" table:style-name="ce48">
            <text:p><text:s text:c="3"/>347<text:s/></text:p>
          </table:table-cell>
          <table:table-cell office:value-type="float" office:value="0.61074184012820298" table:style-name="ce49">
            <text:p><text:s text:c="3"/>0.61<text:s/></text:p>
          </table:table-cell>
          <table:table-cell office:value-type="float" office:value="7.21" table:style-name="ce49">
            <text:p><text:s text:c="3"/>7.21<text:s/></text:p>
          </table:table-cell>
          <table:table-cell office:value-type="float" office:value="268" table:style-name="ce50">
            <text:p><text:s text:c="3"/>268<text:s/></text:p>
          </table:table-cell>
          <table:table-cell office:value-type="float" office:value="0.47169686787999537" table:style-name="ce51">
            <text:p><text:s text:c="3"/>0.47<text:s/></text:p>
          </table:table-cell>
          <table:table-cell office:value-type="float" office:value="5.57" table:style-name="ce51">
            <text:p><text:s text:c="3"/>5.57<text:s/></text:p>
          </table:table-cell>
          <table:table-cell office:value-type="float" office:value="189" table:style-name="ce50">
            <text:p><text:s text:c="3"/>189<text:s/></text:p>
          </table:table-cell>
          <table:table-cell office:value-type="float" office:value="186" table:style-name="ce50">
            <text:p><text:s text:c="3"/>186<text:s/></text:p>
          </table:table-cell>
          <table:table-cell office:value-type="float" office:value="3" table:style-name="ce52">
            <text:p><text:s text:c="3"/>3<text:s/></text:p>
          </table:table-cell>
          <table:table-cell office:value-type="float" office:value="0.33265189563178782" table:style-name="ce51">
            <text:p><text:s text:c="3"/>0.33<text:s/></text:p>
          </table:table-cell>
          <table:table-cell office:value-type="float" office:value="3.93" table:style-name="ce47">
            <text:p><text:s text:c="3"/>3.93<text:s/></text:p>
          </table:table-cell>
          <table:table-cell office:value-type="float" office:value="128" table:style-name="ce52">
            <text:p><text:s text:c="3"/>128<text:s/></text:p>
          </table:table-cell>
          <table:table-cell office:value-type="float" office:value="128" table:style-name="ce52">
            <text:p><text:s text:c="3"/>128<text:s/></text:p>
          </table:table-cell>
          <table:table-cell office:value-type="float" office:value="0" table:style-name="ce52">
            <text:p>－<text:s/></text:p>
          </table:table-cell>
          <table:table-cell office:value-type="float" office:value="0.22528805630089332" table:style-name="ce51">
            <text:p><text:s text:c="3"/>0.23<text:s/></text:p>
          </table:table-cell>
          <table:table-cell office:value-type="float" office:value="2.66" table:style-name="ce53">
            <text:p><text:s text:c="3"/>2.66<text:s/></text:p>
          </table:table-cell>
          <table:table-cell table:number-columns-repeated="16361"/>
        </table:table-row>
        <table:table-row table:style-name="ro9">
          <table:table-cell office:value-type="string" table:style-name="ce45">
            <text:p>苗栗縣</text:p>
          </table:table-cell>
          <table:table-cell office:value-type="float" office:value="-92" table:style-name="ce46">
            <text:p><text:s/>－92<text:s/></text:p>
          </table:table-cell>
          <table:table-cell office:value-type="float" office:value="-0.16917891221637249" table:style-name="ce47">
            <text:p><text:s/>－0.17<text:s/></text:p>
          </table:table-cell>
          <table:table-cell office:value-type="float" office:value="-1.997402641006204" table:style-name="ce33">
            <text:p><text:s/>－2.00<text:s/></text:p>
          </table:table-cell>
          <table:table-cell office:value-type="float" office:value="-130" table:style-name="ce48">
            <text:p><text:s/>－130<text:s/></text:p>
          </table:table-cell>
          <table:table-cell office:value-type="float" office:value="-0.23907738199232378" table:style-name="ce49">
            <text:p><text:s/>－0.24<text:s/></text:p>
          </table:table-cell>
          <table:table-cell office:value-type="float" office:value="-2.82" table:style-name="ce49">
            <text:p><text:s/>－2.82<text:s/></text:p>
          </table:table-cell>
          <table:table-cell office:value-type="float" office:value="254" table:style-name="ce48">
            <text:p><text:s text:c="3"/>254<text:s/></text:p>
          </table:table-cell>
          <table:table-cell office:value-type="float" office:value="0.46712042327730952" table:style-name="ce49">
            <text:p><text:s text:c="3"/>0.47<text:s/></text:p>
          </table:table-cell>
          <table:table-cell office:value-type="float" office:value="5.52" table:style-name="ce49">
            <text:p><text:s text:c="3"/>5.52<text:s/></text:p>
          </table:table-cell>
          <table:table-cell office:value-type="float" office:value="384" table:style-name="ce50">
            <text:p><text:s text:c="3"/>384<text:s/></text:p>
          </table:table-cell>
          <table:table-cell office:value-type="float" office:value="0.70619780526963327" table:style-name="ce51">
            <text:p><text:s text:c="3"/>0.71<text:s/></text:p>
          </table:table-cell>
          <table:table-cell office:value-type="float" office:value="8.34" table:style-name="ce51">
            <text:p><text:s text:c="3"/>8.34<text:s/></text:p>
          </table:table-cell>
          <table:table-cell office:value-type="float" office:value="133" table:style-name="ce50">
            <text:p><text:s text:c="3"/>133<text:s/></text:p>
          </table:table-cell>
          <table:table-cell office:value-type="float" office:value="127" table:style-name="ce50">
            <text:p><text:s text:c="3"/>127<text:s/></text:p>
          </table:table-cell>
          <table:table-cell office:value-type="float" office:value="6" table:style-name="ce52">
            <text:p><text:s text:c="3"/>6<text:s/></text:p>
          </table:table-cell>
          <table:table-cell office:value-type="float" office:value="0.24459455234599278" table:style-name="ce51">
            <text:p><text:s text:c="3"/>0.24<text:s/></text:p>
          </table:table-cell>
          <table:table-cell office:value-type="float" office:value="2.89" table:style-name="ce47">
            <text:p><text:s text:c="3"/>2.89<text:s/></text:p>
          </table:table-cell>
          <table:table-cell office:value-type="float" office:value="100" table:style-name="ce52">
            <text:p><text:s text:c="3"/>100<text:s/></text:p>
          </table:table-cell>
          <table:table-cell office:value-type="float" office:value="100" table:style-name="ce52">
            <text:p><text:s text:c="3"/>100<text:s/></text:p>
          </table:table-cell>
          <table:table-cell office:value-type="float" office:value="0" table:style-name="ce52">
            <text:p>－<text:s/></text:p>
          </table:table-cell>
          <table:table-cell office:value-type="float" office:value="0.18390567845563369" table:style-name="ce51">
            <text:p><text:s text:c="3"/>0.18<text:s/></text:p>
          </table:table-cell>
          <table:table-cell office:value-type="float" office:value="2.17" table:style-name="ce53">
            <text:p><text:s text:c="3"/>2.17<text:s/></text:p>
          </table:table-cell>
          <table:table-cell table:number-columns-repeated="16361"/>
        </table:table-row>
        <table:table-row table:style-name="ro9">
          <table:table-cell office:value-type="string" table:style-name="ce45">
            <text:p>彰化縣</text:p>
          </table:table-cell>
          <table:table-cell office:value-type="float" office:value="-629" table:style-name="ce46">
            <text:p><text:s/>－629<text:s/></text:p>
          </table:table-cell>
          <table:table-cell office:value-type="float" office:value="-0.49551164137246484" table:style-name="ce47">
            <text:p><text:s/>－0.50<text:s/></text:p>
          </table:table-cell>
          <table:table-cell office:value-type="float" office:value="-5.8502342174942612" table:style-name="ce33">
            <text:p><text:s/>－5.85<text:s/></text:p>
          </table:table-cell>
          <table:table-cell office:value-type="float" office:value="150" table:style-name="ce48">
            <text:p><text:s text:c="3"/>150<text:s/></text:p>
          </table:table-cell>
          <table:table-cell office:value-type="float" office:value="0.11819581184960293" table:style-name="ce49">
            <text:p><text:s text:c="3"/>0.12<text:s/></text:p>
          </table:table-cell>
          <table:table-cell office:value-type="float" office:value="1.4" table:style-name="ce49">
            <text:p><text:s text:c="3"/>1.40<text:s/></text:p>
          </table:table-cell>
          <table:table-cell office:value-type="float" office:value="957" table:style-name="ce48">
            <text:p><text:s text:c="3"/>957<text:s/></text:p>
          </table:table-cell>
          <table:table-cell office:value-type="float" office:value="0.75408927960046668" table:style-name="ce49">
            <text:p><text:s text:c="3"/>0.75<text:s/></text:p>
          </table:table-cell>
          <table:table-cell office:value-type="float" office:value="8.9" table:style-name="ce49">
            <text:p><text:s text:c="3"/>8.90<text:s/></text:p>
          </table:table-cell>
          <table:table-cell office:value-type="float" office:value="807" table:style-name="ce50">
            <text:p><text:s text:c="3"/>807<text:s/></text:p>
          </table:table-cell>
          <table:table-cell office:value-type="float" office:value="0.63589346775086375" table:style-name="ce51">
            <text:p><text:s text:c="3"/>0.64<text:s/></text:p>
          </table:table-cell>
          <table:table-cell office:value-type="float" office:value="7.51" table:style-name="ce51">
            <text:p><text:s text:c="3"/>7.51<text:s/></text:p>
          </table:table-cell>
          <table:table-cell office:value-type="float" office:value="299" table:style-name="ce50">
            <text:p><text:s text:c="3"/>299<text:s/></text:p>
          </table:table-cell>
          <table:table-cell office:value-type="float" office:value="296" table:style-name="ce50">
            <text:p><text:s text:c="3"/>296<text:s/></text:p>
          </table:table-cell>
          <table:table-cell office:value-type="float" office:value="3" table:style-name="ce52">
            <text:p><text:s text:c="3"/>3<text:s/></text:p>
          </table:table-cell>
          <table:table-cell office:value-type="float" office:value="0.23560365162020849" table:style-name="ce51">
            <text:p><text:s text:c="3"/>0.24<text:s/></text:p>
          </table:table-cell>
          <table:table-cell office:value-type="float" office:value="2.78" table:style-name="ce47">
            <text:p><text:s text:c="3"/>2.78<text:s/></text:p>
          </table:table-cell>
          <table:table-cell office:value-type="float" office:value="187" table:style-name="ce52">
            <text:p><text:s text:c="3"/>187<text:s/></text:p>
          </table:table-cell>
          <table:table-cell office:value-type="float" office:value="187" table:style-name="ce52">
            <text:p><text:s text:c="3"/>187<text:s/></text:p>
          </table:table-cell>
          <table:table-cell office:value-type="float" office:value="0" table:style-name="ce52">
            <text:p>－<text:s/></text:p>
          </table:table-cell>
          <table:table-cell office:value-type="float" office:value="0.14735077877250499" table:style-name="ce51">
            <text:p><text:s text:c="3"/>0.15<text:s/></text:p>
          </table:table-cell>
          <table:table-cell office:value-type="float" office:value="1.74" table:style-name="ce53">
            <text:p><text:s text:c="3"/>1.74<text:s/></text:p>
          </table:table-cell>
          <table:table-cell table:number-columns-repeated="16361" table:style-name="ce3"/>
        </table:table-row>
        <table:table-row table:style-name="ro5">
          <table:table-cell office:value-type="string" table:style-name="ce45">
            <text:p>南投縣</text:p>
          </table:table-cell>
          <table:table-cell office:value-type="float" office:value="-242" table:style-name="ce46">
            <text:p><text:s/>－242<text:s/></text:p>
          </table:table-cell>
          <table:table-cell office:value-type="float" office:value="-0.49146036839219348" table:style-name="ce47">
            <text:p><text:s/>－0.49<text:s/></text:p>
          </table:table-cell>
          <table:table-cell office:value-type="float" office:value="-5.8024030590820264" table:style-name="ce33">
            <text:p><text:s/>－5.80<text:s/></text:p>
          </table:table-cell>
          <table:table-cell office:value-type="float" office:value="-93" table:style-name="ce48">
            <text:p><text:s/>－93<text:s/></text:p>
          </table:table-cell>
          <table:table-cell office:value-type="float" office:value="-0.18891342280652218" table:style-name="ce49">
            <text:p><text:s/>－0.19<text:s/></text:p>
          </table:table-cell>
          <table:table-cell office:value-type="float" office:value="-2.23" table:style-name="ce49">
            <text:p><text:s/>－2.23<text:s/></text:p>
          </table:table-cell>
          <table:table-cell office:value-type="float" office:value="248" table:style-name="ce48">
            <text:p><text:s text:c="3"/>248<text:s/></text:p>
          </table:table-cell>
          <table:table-cell office:value-type="float" office:value="0.50376912748405922" table:style-name="ce49">
            <text:p><text:s text:c="3"/>0.50<text:s/></text:p>
          </table:table-cell>
          <table:table-cell office:value-type="float" office:value="5.95" table:style-name="ce49">
            <text:p><text:s text:c="3"/>5.95<text:s/></text:p>
          </table:table-cell>
          <table:table-cell office:value-type="float" office:value="341" table:style-name="ce50">
            <text:p><text:s text:c="3"/>341<text:s/></text:p>
          </table:table-cell>
          <table:table-cell office:value-type="float" office:value="0.69268255029058134" table:style-name="ce51">
            <text:p><text:s text:c="3"/>0.69<text:s/></text:p>
          </table:table-cell>
          <table:table-cell office:value-type="float" office:value="8.18" table:style-name="ce51">
            <text:p><text:s text:c="3"/>8.18<text:s/></text:p>
          </table:table-cell>
          <table:table-cell office:value-type="float" office:value="126" table:style-name="ce50">
            <text:p><text:s text:c="3"/>126<text:s/></text:p>
          </table:table-cell>
          <table:table-cell office:value-type="float" office:value="123" table:style-name="ce50">
            <text:p><text:s text:c="3"/>123<text:s/></text:p>
          </table:table-cell>
          <table:table-cell office:value-type="float" office:value="3" table:style-name="ce52">
            <text:p><text:s text:c="3"/>3<text:s/></text:p>
          </table:table-cell>
          <table:table-cell office:value-type="float" office:value="0.25594721799593328" table:style-name="ce51">
            <text:p><text:s text:c="3"/>0.26<text:s/></text:p>
          </table:table-cell>
          <table:table-cell office:value-type="float" office:value="3.02" table:style-name="ce47">
            <text:p><text:s text:c="3"/>3.02<text:s/></text:p>
          </table:table-cell>
          <table:table-cell office:value-type="float" office:value="80" table:style-name="ce52">
            <text:p><text:s text:c="3"/>80<text:s/></text:p>
          </table:table-cell>
          <table:table-cell office:value-type="float" office:value="80" table:style-name="ce52">
            <text:p><text:s text:c="3"/>80<text:s/></text:p>
          </table:table-cell>
          <table:table-cell office:value-type="float" office:value="0" table:style-name="ce52">
            <text:p>－<text:s/></text:p>
          </table:table-cell>
          <table:table-cell office:value-type="float" office:value="0.16250617015614813" table:style-name="ce51">
            <text:p><text:s text:c="3"/>0.16<text:s/></text:p>
          </table:table-cell>
          <table:table-cell office:value-type="float" office:value="1.92" table:style-name="ce53">
            <text:p><text:s text:c="3"/>1.92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45">
            <text:p>雲林縣</text:p>
          </table:table-cell>
          <table:table-cell office:value-type="float" office:value="-307" table:style-name="ce46">
            <text:p><text:s/>－307<text:s/></text:p>
          </table:table-cell>
          <table:table-cell office:value-type="float" office:value="-0.45220475595672976" table:style-name="ce47">
            <text:p><text:s/>－0.45<text:s/></text:p>
          </table:table-cell>
          <table:table-cell office:value-type="float" office:value="-5.3389335703278409" table:style-name="ce33">
            <text:p><text:s/>－5.34<text:s/></text:p>
          </table:table-cell>
          <table:table-cell office:value-type="float" office:value="-240" table:style-name="ce48">
            <text:p><text:s/>－240<text:s/></text:p>
          </table:table-cell>
          <table:table-cell office:value-type="float" office:value="-0.35359506734881052" table:style-name="ce49">
            <text:p><text:s/>－0.35<text:s/></text:p>
          </table:table-cell>
          <table:table-cell office:value-type="float" office:value="-4.17" table:style-name="ce49">
            <text:p><text:s/>－4.17<text:s/></text:p>
          </table:table-cell>
          <table:table-cell office:value-type="float" office:value="318" table:style-name="ce48">
            <text:p><text:s text:c="3"/>318<text:s/></text:p>
          </table:table-cell>
          <table:table-cell office:value-type="float" office:value="0.46851346423717388" table:style-name="ce49">
            <text:p><text:s text:c="3"/>0.47<text:s/></text:p>
          </table:table-cell>
          <table:table-cell office:value-type="float" office:value="5.53" table:style-name="ce49">
            <text:p><text:s text:c="3"/>5.53<text:s/></text:p>
          </table:table-cell>
          <table:table-cell office:value-type="float" office:value="558" table:style-name="ce50">
            <text:p><text:s text:c="3"/>558<text:s/></text:p>
          </table:table-cell>
          <table:table-cell office:value-type="float" office:value="0.8221085315859844" table:style-name="ce51">
            <text:p><text:s text:c="3"/>0.82<text:s/></text:p>
          </table:table-cell>
          <table:table-cell office:value-type="float" office:value="9.7100000000000009" table:style-name="ce51">
            <text:p><text:s text:c="3"/>9.71<text:s/></text:p>
          </table:table-cell>
          <table:table-cell office:value-type="float" office:value="173" table:style-name="ce50">
            <text:p><text:s text:c="3"/>173<text:s/></text:p>
          </table:table-cell>
          <table:table-cell office:value-type="float" office:value="173" table:style-name="ce50">
            <text:p><text:s text:c="3"/>173<text:s/></text:p>
          </table:table-cell>
          <table:table-cell office:value-type="float" office:value="0" table:style-name="ce52">
            <text:p>－<text:s/></text:p>
          </table:table-cell>
          <table:table-cell office:value-type="float" office:value="0.25488311104726752" table:style-name="ce51">
            <text:p><text:s text:c="3"/>0.25<text:s/></text:p>
          </table:table-cell>
          <table:table-cell office:value-type="float" office:value="3.01" table:style-name="ce47">
            <text:p><text:s text:c="3"/>3.01<text:s/></text:p>
          </table:table-cell>
          <table:table-cell office:value-type="float" office:value="106" table:style-name="ce52">
            <text:p><text:s text:c="3"/>106<text:s/></text:p>
          </table:table-cell>
          <table:table-cell office:value-type="float" office:value="105" table:style-name="ce52">
            <text:p><text:s text:c="3"/>105<text:s/></text:p>
          </table:table-cell>
          <table:table-cell office:value-type="float" office:value="1" table:style-name="ce52">
            <text:p><text:s text:c="3"/>1<text:s/></text:p>
          </table:table-cell>
          <table:table-cell office:value-type="float" office:value="0.15617115474572463" table:style-name="ce51">
            <text:p><text:s text:c="3"/>0.16<text:s/></text:p>
          </table:table-cell>
          <table:table-cell office:value-type="float" office:value="1.84" table:style-name="ce53">
            <text:p><text:s text:c="3"/>1.84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45">
            <text:p>嘉義縣</text:p>
          </table:table-cell>
          <table:table-cell office:value-type="float" office:value="-243" table:style-name="ce46">
            <text:p><text:s/>－243<text:s/></text:p>
          </table:table-cell>
          <table:table-cell office:value-type="float" office:value="-0.48512967735881829" table:style-name="ce47">
            <text:p><text:s/>－0.49<text:s/></text:p>
          </table:table-cell>
          <table:table-cell office:value-type="float" office:value="-5.7276600617202416" table:style-name="ce33">
            <text:p><text:s/>－5.73<text:s/></text:p>
          </table:table-cell>
          <table:table-cell office:value-type="float" office:value="-171" table:style-name="ce48">
            <text:p><text:s/>－171<text:s/></text:p>
          </table:table-cell>
          <table:table-cell office:value-type="float" office:value="-0.34147037944148623" table:style-name="ce49">
            <text:p><text:s/>－0.34<text:s/></text:p>
          </table:table-cell>
          <table:table-cell office:value-type="float" office:value="-4.03" table:style-name="ce49">
            <text:p><text:s/>－4.03<text:s/></text:p>
          </table:table-cell>
          <table:table-cell office:value-type="float" office:value="241" table:style-name="ce48">
            <text:p><text:s text:c="3"/>241<text:s/></text:p>
          </table:table-cell>
          <table:table-cell office:value-type="float" office:value="0.481253575704083" table:style-name="ce49">
            <text:p><text:s text:c="3"/>0.48<text:s/></text:p>
          </table:table-cell>
          <table:table-cell office:value-type="float" office:value="5.68" table:style-name="ce49">
            <text:p><text:s text:c="3"/>5.68<text:s/></text:p>
          </table:table-cell>
          <table:table-cell office:value-type="float" office:value="412" table:style-name="ce50">
            <text:p><text:s text:c="3"/>412<text:s/></text:p>
          </table:table-cell>
          <table:table-cell office:value-type="float" office:value="0.82272395514556917" table:style-name="ce51">
            <text:p><text:s text:c="3"/>0.82<text:s/></text:p>
          </table:table-cell>
          <table:table-cell office:value-type="float" office:value="9.7100000000000009" table:style-name="ce51">
            <text:p><text:s text:c="3"/>9.71<text:s/></text:p>
          </table:table-cell>
          <table:table-cell office:value-type="float" office:value="98" table:style-name="ce50">
            <text:p><text:s text:c="3"/>98<text:s/></text:p>
          </table:table-cell>
          <table:table-cell office:value-type="float" office:value="97" table:style-name="ce50">
            <text:p><text:s text:c="3"/>97<text:s/></text:p>
          </table:table-cell>
          <table:table-cell office:value-type="float" office:value="1" table:style-name="ce52">
            <text:p><text:s text:c="3"/>1<text:s/></text:p>
          </table:table-cell>
          <table:table-cell office:value-type="float" office:value="0.19569647476763538" table:style-name="ce51">
            <text:p><text:s text:c="3"/>0.20<text:s/></text:p>
          </table:table-cell>
          <table:table-cell office:value-type="float" office:value="2.31" table:style-name="ce47">
            <text:p><text:s text:c="3"/>2.31<text:s/></text:p>
          </table:table-cell>
          <table:table-cell office:value-type="float" office:value="71" table:style-name="ce52">
            <text:p><text:s text:c="3"/>71<text:s/></text:p>
          </table:table-cell>
          <table:table-cell office:value-type="float" office:value="71" table:style-name="ce52">
            <text:p><text:s text:c="3"/>71<text:s/></text:p>
          </table:table-cell>
          <table:table-cell office:value-type="float" office:value="0" table:style-name="ce52">
            <text:p>－<text:s/></text:p>
          </table:table-cell>
          <table:table-cell office:value-type="float" office:value="0.14178009906634811" table:style-name="ce51">
            <text:p><text:s text:c="3"/>0.14<text:s/></text:p>
          </table:table-cell>
          <table:table-cell office:value-type="float" office:value="1.67" table:style-name="ce53">
            <text:p><text:s text:c="3"/>1.67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45">
            <text:p>屏東縣</text:p>
          </table:table-cell>
          <table:table-cell office:value-type="float" office:value="-472" table:style-name="ce46">
            <text:p><text:s/>－472<text:s/></text:p>
          </table:table-cell>
          <table:table-cell office:value-type="float" office:value="-0.57888043053005578" table:style-name="ce47">
            <text:p><text:s/>－0.58<text:s/></text:p>
          </table:table-cell>
          <table:table-cell office:value-type="float" office:value="-6.8345237927096907" table:style-name="ce33">
            <text:p><text:s/>－6.83<text:s/></text:p>
          </table:table-cell>
          <table:table-cell office:value-type="float" office:value="-302" table:style-name="ce48">
            <text:p><text:s/>－302<text:s/></text:p>
          </table:table-cell>
          <table:table-cell office:value-type="float" office:value="-0.37049259566867165" table:style-name="ce49">
            <text:p><text:s/>－0.37<text:s/></text:p>
          </table:table-cell>
          <table:table-cell office:value-type="float" office:value="-4.37" table:style-name="ce49">
            <text:p><text:s/>－4.37<text:s/></text:p>
          </table:table-cell>
          <table:table-cell office:value-type="float" office:value="349" table:style-name="ce48">
            <text:p><text:s text:c="3"/>349<text:s/></text:p>
          </table:table-cell>
          <table:table-cell office:value-type="float" office:value="0.42815203936545171" table:style-name="ce49">
            <text:p><text:s text:c="3"/>0.43<text:s/></text:p>
          </table:table-cell>
          <table:table-cell office:value-type="float" office:value="5.05" table:style-name="ce49">
            <text:p><text:s text:c="3"/>5.05<text:s/></text:p>
          </table:table-cell>
          <table:table-cell office:value-type="float" office:value="651" table:style-name="ce50">
            <text:p><text:s text:c="3"/>651<text:s/></text:p>
          </table:table-cell>
          <table:table-cell office:value-type="float" office:value="0.79864463503412331" table:style-name="ce51">
            <text:p><text:s text:c="3"/>0.80<text:s/></text:p>
          </table:table-cell>
          <table:table-cell office:value-type="float" office:value="9.43" table:style-name="ce51">
            <text:p><text:s text:c="3"/>9.43<text:s/></text:p>
          </table:table-cell>
          <table:table-cell office:value-type="float" office:value="201" table:style-name="ce50">
            <text:p><text:s text:c="3"/>201<text:s/></text:p>
          </table:table-cell>
          <table:table-cell office:value-type="float" office:value="196" table:style-name="ce50">
            <text:p><text:s text:c="3"/>196<text:s/></text:p>
          </table:table-cell>
          <table:table-cell office:value-type="float" office:value="5" table:style-name="ce52">
            <text:p><text:s text:c="3"/>5<text:s/></text:p>
          </table:table-cell>
          <table:table-cell office:value-type="float" office:value="0.24658613155431455" table:style-name="ce51">
            <text:p><text:s text:c="3"/>0.25<text:s/></text:p>
          </table:table-cell>
          <table:table-cell office:value-type="float" office:value="2.91" table:style-name="ce47">
            <text:p><text:s text:c="3"/>2.91<text:s/></text:p>
          </table:table-cell>
          <table:table-cell office:value-type="float" office:value="154" table:style-name="ce52">
            <text:p><text:s text:c="3"/>154<text:s/></text:p>
          </table:table-cell>
          <table:table-cell office:value-type="float" office:value="152" table:style-name="ce52">
            <text:p><text:s text:c="3"/>152<text:s/></text:p>
          </table:table-cell>
          <table:table-cell office:value-type="float" office:value="2" table:style-name="ce52">
            <text:p><text:s text:c="3"/>2<text:s/></text:p>
          </table:table-cell>
          <table:table-cell office:value-type="float" office:value="0.18892668785753455" table:style-name="ce51">
            <text:p><text:s text:c="3"/>0.19<text:s/></text:p>
          </table:table-cell>
          <table:table-cell office:value-type="float" office:value="2.23" table:style-name="ce53">
            <text:p><text:s text:c="3"/>2.23<text:s/></text:p>
          </table:table-cell>
          <table:table-cell table:number-columns-repeated="16361" table:style-name="ce3"/>
        </table:table-row>
        <table:table-row table:style-name="ro5">
          <table:table-cell office:value-type="string" table:style-name="ce45">
            <text:p>臺東縣</text:p>
          </table:table-cell>
          <table:table-cell office:value-type="float" office:value="-94" table:style-name="ce46">
            <text:p><text:s/>－94<text:s/></text:p>
          </table:table-cell>
          <table:table-cell office:value-type="float" office:value="-0.43565310889473879" table:style-name="ce47">
            <text:p><text:s/>－0.44<text:s/></text:p>
          </table:table-cell>
          <table:table-cell office:value-type="float" office:value="-5.1435173501765936" table:style-name="ce33">
            <text:p><text:s/>－5.14<text:s/></text:p>
          </table:table-cell>
          <table:table-cell office:value-type="float" office:value="-53" table:style-name="ce48">
            <text:p><text:s/>－53<text:s/></text:p>
          </table:table-cell>
          <table:table-cell office:value-type="float" office:value="-0.24568771700483497" table:style-name="ce49">
            <text:p><text:s/>－0.25<text:s/></text:p>
          </table:table-cell>
          <table:table-cell office:value-type="float" office:value="-2.9" table:style-name="ce49">
            <text:p><text:s/>－2.90<text:s/></text:p>
          </table:table-cell>
          <table:table-cell office:value-type="float" office:value="121" table:style-name="ce48">
            <text:p><text:s text:c="3"/>121<text:s/></text:p>
          </table:table-cell>
          <table:table-cell office:value-type="float" office:value="0.56090969353934017" table:style-name="ce49">
            <text:p><text:s text:c="3"/>0.56<text:s/></text:p>
          </table:table-cell>
          <table:table-cell office:value-type="float" office:value="6.62" table:style-name="ce49">
            <text:p><text:s text:c="3"/>6.62<text:s/></text:p>
          </table:table-cell>
          <table:table-cell office:value-type="float" office:value="174" table:style-name="ce50">
            <text:p><text:s text:c="3"/>174<text:s/></text:p>
          </table:table-cell>
          <table:table-cell office:value-type="float" office:value="0.80659741054417511" table:style-name="ce51">
            <text:p><text:s text:c="3"/>0.81<text:s/></text:p>
          </table:table-cell>
          <table:table-cell office:value-type="float" office:value="9.52" table:style-name="ce51">
            <text:p><text:s text:c="3"/>9.52<text:s/></text:p>
          </table:table-cell>
          <table:table-cell office:value-type="float" office:value="65" table:style-name="ce50">
            <text:p><text:s text:c="3"/>65<text:s/></text:p>
          </table:table-cell>
          <table:table-cell office:value-type="float" office:value="64" table:style-name="ce50">
            <text:p><text:s text:c="3"/>64<text:s/></text:p>
          </table:table-cell>
          <table:table-cell office:value-type="float" office:value="1" table:style-name="ce52">
            <text:p><text:s text:c="3"/>1<text:s/></text:p>
          </table:table-cell>
          <table:table-cell office:value-type="float" office:value="0.30131512462857118" table:style-name="ce51">
            <text:p><text:s text:c="3"/>0.30<text:s/></text:p>
          </table:table-cell>
          <table:table-cell office:value-type="float" office:value="3.56" table:style-name="ce47">
            <text:p><text:s text:c="3"/>3.56<text:s/></text:p>
          </table:table-cell>
          <table:table-cell office:value-type="float" office:value="37" table:style-name="ce52">
            <text:p><text:s text:c="3"/>37<text:s/></text:p>
          </table:table-cell>
          <table:table-cell office:value-type="float" office:value="36" table:style-name="ce52">
            <text:p><text:s text:c="3"/>36<text:s/></text:p>
          </table:table-cell>
          <table:table-cell office:value-type="float" office:value="1" table:style-name="ce52">
            <text:p><text:s text:c="3"/>1<text:s/></text:p>
          </table:table-cell>
          <table:table-cell office:value-type="float" office:value="0.17151784017318666" table:style-name="ce51">
            <text:p><text:s text:c="3"/>0.17<text:s/></text:p>
          </table:table-cell>
          <table:table-cell office:value-type="float" office:value="2.0299999999999998" table:style-name="ce53">
            <text:p><text:s text:c="3"/>2.03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45">
            <text:p>花蓮縣</text:p>
          </table:table-cell>
          <table:table-cell office:value-type="float" office:value="-40" table:style-name="ce46">
            <text:p><text:s/>－40<text:s/></text:p>
          </table:table-cell>
          <table:table-cell office:value-type="float" office:value="-0.12305496249900016" table:style-name="ce47">
            <text:p><text:s/>－0.12<text:s/></text:p>
          </table:table-cell>
          <table:table-cell office:value-type="float" office:value="-1.4528424604720664" table:style-name="ce33">
            <text:p><text:s/>－1.45<text:s/></text:p>
          </table:table-cell>
          <table:table-cell office:value-type="float" office:value="-41" table:style-name="ce48">
            <text:p><text:s/>－41<text:s/></text:p>
          </table:table-cell>
          <table:table-cell office:value-type="float" office:value="-0.12613909758243652" table:style-name="ce49">
            <text:p><text:s/>－0.13<text:s/></text:p>
          </table:table-cell>
          <table:table-cell office:value-type="float" office:value="-1.49" table:style-name="ce49">
            <text:p><text:s/>－1.49<text:s/></text:p>
          </table:table-cell>
          <table:table-cell office:value-type="float" office:value="192" table:style-name="ce48">
            <text:p><text:s text:c="3"/>192<text:s/></text:p>
          </table:table-cell>
          <table:table-cell office:value-type="float" office:value="0.59070016428848315" table:style-name="ce49">
            <text:p><text:s text:c="3"/>0.59<text:s/></text:p>
          </table:table-cell>
          <table:table-cell office:value-type="float" office:value="6.97" table:style-name="ce49">
            <text:p><text:s text:c="3"/>6.97<text:s/></text:p>
          </table:table-cell>
          <table:table-cell office:value-type="float" office:value="233" table:style-name="ce50">
            <text:p><text:s text:c="3"/>233<text:s/></text:p>
          </table:table-cell>
          <table:table-cell office:value-type="float" office:value="0.71683926187091973" table:style-name="ce51">
            <text:p><text:s text:c="3"/>0.72<text:s/></text:p>
          </table:table-cell>
          <table:table-cell office:value-type="float" office:value="8.4600000000000009" table:style-name="ce51">
            <text:p><text:s text:c="3"/>8.46<text:s/></text:p>
          </table:table-cell>
          <table:table-cell office:value-type="float" office:value="119" table:style-name="ce50">
            <text:p><text:s text:c="3"/>119<text:s/></text:p>
          </table:table-cell>
          <table:table-cell office:value-type="float" office:value="109" table:style-name="ce50">
            <text:p><text:s text:c="3"/>109<text:s/></text:p>
          </table:table-cell>
          <table:table-cell office:value-type="float" office:value="10" table:style-name="ce52">
            <text:p><text:s text:c="3"/>10<text:s/></text:p>
          </table:table-cell>
          <table:table-cell office:value-type="float" office:value="0.36611103932463279" table:style-name="ce51">
            <text:p><text:s text:c="3"/>0.37<text:s/></text:p>
          </table:table-cell>
          <table:table-cell office:value-type="float" office:value="4.32" table:style-name="ce47">
            <text:p><text:s text:c="3"/>4.32<text:s/></text:p>
          </table:table-cell>
          <table:table-cell office:value-type="float" office:value="91" table:style-name="ce52">
            <text:p><text:s text:c="3"/>91<text:s/></text:p>
          </table:table-cell>
          <table:table-cell office:value-type="float" office:value="88" table:style-name="ce52">
            <text:p><text:s text:c="3"/>88<text:s/></text:p>
          </table:table-cell>
          <table:table-cell office:value-type="float" office:value="3" table:style-name="ce52">
            <text:p><text:s text:c="3"/>3<text:s/></text:p>
          </table:table-cell>
          <table:table-cell office:value-type="float" office:value="0.27996726536589572" table:style-name="ce51">
            <text:p><text:s text:c="3"/>0.28<text:s/></text:p>
          </table:table-cell>
          <table:table-cell office:value-type="float" office:value="3.31" table:style-name="ce53">
            <text:p><text:s text:c="3"/>3.31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45">
            <text:p>澎湖縣</text:p>
          </table:table-cell>
          <table:table-cell office:value-type="float" office:value="103" table:style-name="ce46">
            <text:p><text:s text:c="3"/>103<text:s/></text:p>
          </table:table-cell>
          <table:table-cell office:value-type="float" office:value="0.97932949207979159" table:style-name="ce47">
            <text:p><text:s text:c="3"/>0.98<text:s/></text:p>
          </table:table-cell>
          <table:table-cell office:value-type="float" office:value="11.562406261329151" table:style-name="ce33">
            <text:p><text:s text:c="3"/>11.56<text:s/></text:p>
          </table:table-cell>
          <table:table-cell office:value-type="float" office:value="17" table:style-name="ce48">
            <text:p><text:s text:c="3"/>17<text:s/></text:p>
          </table:table-cell>
          <table:table-cell office:value-type="float" office:value="0.1615577973019848" table:style-name="ce49">
            <text:p><text:s text:c="3"/>0.16<text:s/></text:p>
          </table:table-cell>
          <table:table-cell office:value-type="float" office:value="1.91" table:style-name="ce49">
            <text:p><text:s text:c="3"/>1.91<text:s/></text:p>
          </table:table-cell>
          <table:table-cell office:value-type="float" office:value="84" table:style-name="ce48">
            <text:p><text:s text:c="3"/>84<text:s/></text:p>
          </table:table-cell>
          <table:table-cell office:value-type="float" office:value="0.7982855866686307" table:style-name="ce49">
            <text:p><text:s text:c="3"/>0.80<text:s/></text:p>
          </table:table-cell>
          <table:table-cell office:value-type="float" office:value="9.42" table:style-name="ce49">
            <text:p><text:s text:c="3"/>9.42<text:s/></text:p>
          </table:table-cell>
          <table:table-cell office:value-type="float" office:value="67" table:style-name="ce50">
            <text:p><text:s text:c="3"/>67<text:s/></text:p>
          </table:table-cell>
          <table:table-cell office:value-type="float" office:value="0.63672778936664598" table:style-name="ce51">
            <text:p><text:s text:c="3"/>0.64<text:s/></text:p>
          </table:table-cell>
          <table:table-cell office:value-type="float" office:value="7.52" table:style-name="ce51">
            <text:p><text:s text:c="3"/>7.52<text:s/></text:p>
          </table:table-cell>
          <table:table-cell office:value-type="float" office:value="24" table:style-name="ce50">
            <text:p><text:s text:c="3"/>24<text:s/></text:p>
          </table:table-cell>
          <table:table-cell office:value-type="float" office:value="23" table:style-name="ce50">
            <text:p><text:s text:c="3"/>23<text:s/></text:p>
          </table:table-cell>
          <table:table-cell office:value-type="float" office:value="1" table:style-name="ce52">
            <text:p><text:s text:c="3"/>1<text:s/></text:p>
          </table:table-cell>
          <table:table-cell office:value-type="float" office:value="0.22808159619103732" table:style-name="ce51">
            <text:p><text:s text:c="3"/>0.23<text:s/></text:p>
          </table:table-cell>
          <table:table-cell office:value-type="float" office:value="2.69" table:style-name="ce47">
            <text:p><text:s text:c="3"/>2.69<text:s/></text:p>
          </table:table-cell>
          <table:table-cell office:value-type="float" office:value="21" table:style-name="ce52">
            <text:p><text:s text:c="3"/>21<text:s/></text:p>
          </table:table-cell>
          <table:table-cell office:value-type="float" office:value="21" table:style-name="ce52">
            <text:p><text:s text:c="3"/>21<text:s/></text:p>
          </table:table-cell>
          <table:table-cell office:value-type="float" office:value="0" table:style-name="ce52">
            <text:p>－<text:s/></text:p>
          </table:table-cell>
          <table:table-cell office:value-type="float" office:value="0.19957139666715767" table:style-name="ce51">
            <text:p><text:s text:c="3"/>0.20<text:s/></text:p>
          </table:table-cell>
          <table:table-cell office:value-type="float" office:value="2.36" table:style-name="ce53">
            <text:p><text:s text:c="3"/>2.36<text:s/></text:p>
          </table:table-cell>
          <table:table-cell table:number-columns-repeated="16361" table:style-name="ce3"/>
        </table:table-row>
        <table:table-row table:style-name="ro8">
          <table:table-cell office:value-type="string" table:style-name="ce45">
            <text:p>基隆市</text:p>
          </table:table-cell>
          <table:table-cell office:value-type="float" office:value="-188" table:style-name="ce46">
            <text:p><text:s/>－188<text:s/></text:p>
          </table:table-cell>
          <table:table-cell office:value-type="float" office:value="-0.51035366423072337" table:style-name="ce47">
            <text:p><text:s/>－0.51<text:s/></text:p>
          </table:table-cell>
          <table:table-cell office:value-type="float" office:value="-6.0254658422078942" table:style-name="ce33">
            <text:p><text:s/>－6.03<text:s/></text:p>
          </table:table-cell>
          <table:table-cell office:value-type="float" office:value="-85" table:style-name="ce48">
            <text:p><text:s/>－85<text:s/></text:p>
          </table:table-cell>
          <table:table-cell office:value-type="float" office:value="-0.23080390357284442" table:style-name="ce49">
            <text:p><text:s/>－0.23<text:s/></text:p>
          </table:table-cell>
          <table:table-cell office:value-type="float" office:value="-2.72" table:style-name="ce49">
            <text:p><text:s/>－2.72<text:s/></text:p>
          </table:table-cell>
          <table:table-cell office:value-type="float" office:value="143" table:style-name="ce48">
            <text:p><text:s text:c="3"/>143<text:s/></text:p>
          </table:table-cell>
          <table:table-cell office:value-type="float" office:value="0.38829362601078532" table:style-name="ce49">
            <text:p><text:s text:c="3"/>0.39<text:s/></text:p>
          </table:table-cell>
          <table:table-cell office:value-type="float" office:value="4.58" table:style-name="ce49">
            <text:p><text:s text:c="3"/>4.58<text:s/></text:p>
          </table:table-cell>
          <table:table-cell office:value-type="float" office:value="228" table:style-name="ce50">
            <text:p><text:s text:c="3"/>228<text:s/></text:p>
          </table:table-cell>
          <table:table-cell office:value-type="float" office:value="0.61909752958362974" table:style-name="ce51">
            <text:p><text:s text:c="3"/>0.62<text:s/></text:p>
          </table:table-cell>
          <table:table-cell office:value-type="float" office:value="7.31" table:style-name="ce51">
            <text:p><text:s text:c="3"/>7.31<text:s/></text:p>
          </table:table-cell>
          <table:table-cell office:value-type="float" office:value="103" table:style-name="ce50">
            <text:p><text:s text:c="3"/>103<text:s/></text:p>
          </table:table-cell>
          <table:table-cell office:value-type="float" office:value="101" table:style-name="ce50">
            <text:p><text:s text:c="3"/>101<text:s/></text:p>
          </table:table-cell>
          <table:table-cell office:value-type="float" office:value="2" table:style-name="ce52">
            <text:p><text:s text:c="3"/>2<text:s/></text:p>
          </table:table-cell>
          <table:table-cell office:value-type="float" office:value="0.27968002432944677" table:style-name="ce51">
            <text:p><text:s text:c="3"/>0.28<text:s/></text:p>
          </table:table-cell>
          <table:table-cell office:value-type="float" office:value="3.3" table:style-name="ce47">
            <text:p><text:s text:c="3"/>3.30<text:s/></text:p>
          </table:table-cell>
          <table:table-cell office:value-type="float" office:value="82" table:style-name="ce52">
            <text:p><text:s text:c="3"/>82<text:s/></text:p>
          </table:table-cell>
          <table:table-cell office:value-type="float" office:value="80" table:style-name="ce52">
            <text:p><text:s text:c="3"/>80<text:s/></text:p>
          </table:table-cell>
          <table:table-cell office:value-type="float" office:value="2" table:style-name="ce52">
            <text:p><text:s text:c="3"/>2<text:s/></text:p>
          </table:table-cell>
          <table:table-cell office:value-type="float" office:value="0.22265788344674403" table:style-name="ce51">
            <text:p><text:s text:c="3"/>0.22<text:s/></text:p>
          </table:table-cell>
          <table:table-cell office:value-type="float" office:value="2.63" table:style-name="ce53">
            <text:p><text:s text:c="3"/>2.63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45">
            <text:p>新竹市</text:p>
          </table:table-cell>
          <table:table-cell office:value-type="float" office:value="175" table:style-name="ce46">
            <text:p><text:s text:c="3"/>175<text:s/></text:p>
          </table:table-cell>
          <table:table-cell office:value-type="float" office:value="0.38879125908383005" table:style-name="ce47">
            <text:p><text:s text:c="3"/>0.39<text:s/></text:p>
          </table:table-cell>
          <table:table-cell office:value-type="float" office:value="4.5902451878929611" table:style-name="ce33">
            <text:p><text:s text:c="3"/>4.59<text:s/></text:p>
          </table:table-cell>
          <table:table-cell office:value-type="float" office:value="80" table:style-name="ce48">
            <text:p><text:s text:c="3"/>80<text:s/></text:p>
          </table:table-cell>
          <table:table-cell office:value-type="float" office:value="0.17769860317791739" table:style-name="ce49">
            <text:p><text:s text:c="3"/>0.18<text:s/></text:p>
          </table:table-cell>
          <table:table-cell office:value-type="float" office:value="2.1" table:style-name="ce49">
            <text:p><text:s text:c="3"/>2.10<text:s/></text:p>
          </table:table-cell>
          <table:table-cell office:value-type="float" office:value="296" table:style-name="ce48">
            <text:p><text:s text:c="3"/>296<text:s/></text:p>
          </table:table-cell>
          <table:table-cell office:value-type="float" office:value="0.65748483175829431" table:style-name="ce49">
            <text:p><text:s text:c="3"/>0.66<text:s/></text:p>
          </table:table-cell>
          <table:table-cell office:value-type="float" office:value="7.76" table:style-name="ce49">
            <text:p><text:s text:c="3"/>7.76<text:s/></text:p>
          </table:table-cell>
          <table:table-cell office:value-type="float" office:value="216" table:style-name="ce50">
            <text:p><text:s text:c="3"/>216<text:s/></text:p>
          </table:table-cell>
          <table:table-cell office:value-type="float" office:value="0.47978622858037695" table:style-name="ce51">
            <text:p><text:s text:c="3"/>0.48<text:s/></text:p>
          </table:table-cell>
          <table:table-cell office:value-type="float" office:value="5.66" table:style-name="ce51">
            <text:p><text:s text:c="3"/>5.66<text:s/></text:p>
          </table:table-cell>
          <table:table-cell office:value-type="float" office:value="120" table:style-name="ce50">
            <text:p><text:s text:c="3"/>120<text:s/></text:p>
          </table:table-cell>
          <table:table-cell office:value-type="float" office:value="117" table:style-name="ce50">
            <text:p><text:s text:c="3"/>117<text:s/></text:p>
          </table:table-cell>
          <table:table-cell office:value-type="float" office:value="3" table:style-name="ce52">
            <text:p><text:s text:c="3"/>3<text:s/></text:p>
          </table:table-cell>
          <table:table-cell office:value-type="float" office:value="0.26654790476687606" table:style-name="ce51">
            <text:p><text:s text:c="3"/>0.27<text:s/></text:p>
          </table:table-cell>
          <table:table-cell office:value-type="float" office:value="3.15" table:style-name="ce47">
            <text:p><text:s text:c="3"/>3.15<text:s/></text:p>
          </table:table-cell>
          <table:table-cell office:value-type="float" office:value="83" table:style-name="ce52">
            <text:p><text:s text:c="3"/>83<text:s/></text:p>
          </table:table-cell>
          <table:table-cell office:value-type="float" office:value="83" table:style-name="ce52">
            <text:p><text:s text:c="3"/>83<text:s/></text:p>
          </table:table-cell>
          <table:table-cell office:value-type="float" office:value="0" table:style-name="ce52">
            <text:p>－<text:s/></text:p>
          </table:table-cell>
          <table:table-cell office:value-type="float" office:value="0.18436230079708929" table:style-name="ce51">
            <text:p><text:s text:c="3"/>0.18<text:s/></text:p>
          </table:table-cell>
          <table:table-cell office:value-type="float" office:value="2.1800000000000002" table:style-name="ce53">
            <text:p><text:s text:c="3"/>2.18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45">
            <text:p>嘉義市</text:p>
          </table:table-cell>
          <table:table-cell office:value-type="float" office:value="-165" table:style-name="ce46">
            <text:p><text:s/>－165<text:s/></text:p>
          </table:table-cell>
          <table:table-cell office:value-type="float" office:value="-0.61836429527082482" table:style-name="ce47">
            <text:p><text:s/>－0.62<text:s/></text:p>
          </table:table-cell>
          <table:table-cell office:value-type="float" office:value="-7.3006881312619978" table:style-name="ce33">
            <text:p><text:s/>－7.30<text:s/></text:p>
          </table:table-cell>
          <table:table-cell office:value-type="float" office:value="-20" table:style-name="ce48">
            <text:p><text:s/>－20<text:s/></text:p>
          </table:table-cell>
          <table:table-cell office:value-type="float" office:value="-7.4976429285043514E-2" table:style-name="ce49">
            <text:p><text:s/>－0.07<text:s/></text:p>
          </table:table-cell>
          <table:table-cell office:value-type="float" office:value="-0.89" table:style-name="ce49">
            <text:p><text:s/>－0.89<text:s/></text:p>
          </table:table-cell>
          <table:table-cell office:value-type="float" office:value="120" table:style-name="ce48">
            <text:p><text:s text:c="3"/>120<text:s/></text:p>
          </table:table-cell>
          <table:table-cell office:value-type="float" office:value="0.44985857571026105" table:style-name="ce49">
            <text:p><text:s text:c="3"/>0.45<text:s/></text:p>
          </table:table-cell>
          <table:table-cell office:value-type="float" office:value="5.31" table:style-name="ce49">
            <text:p><text:s text:c="3"/>5.31<text:s/></text:p>
          </table:table-cell>
          <table:table-cell office:value-type="float" office:value="140" table:style-name="ce50">
            <text:p><text:s text:c="3"/>140<text:s/></text:p>
          </table:table-cell>
          <table:table-cell office:value-type="float" office:value="0.52483500499530455" table:style-name="ce51">
            <text:p><text:s text:c="3"/>0.52<text:s/></text:p>
          </table:table-cell>
          <table:table-cell office:value-type="float" office:value="6.2" table:style-name="ce51">
            <text:p><text:s text:c="3"/>6.20<text:s/></text:p>
          </table:table-cell>
          <table:table-cell office:value-type="float" office:value="77" table:style-name="ce50">
            <text:p><text:s text:c="3"/>77<text:s/></text:p>
          </table:table-cell>
          <table:table-cell office:value-type="float" office:value="73" table:style-name="ce50">
            <text:p><text:s text:c="3"/>73<text:s/></text:p>
          </table:table-cell>
          <table:table-cell office:value-type="float" office:value="4" table:style-name="ce52">
            <text:p><text:s text:c="3"/>4<text:s/></text:p>
          </table:table-cell>
          <table:table-cell office:value-type="float" office:value="0.28865925274741755" table:style-name="ce51">
            <text:p><text:s text:c="3"/>0.29<text:s/></text:p>
          </table:table-cell>
          <table:table-cell office:value-type="float" office:value="3.41" table:style-name="ce47">
            <text:p><text:s text:c="3"/>3.41<text:s/></text:p>
          </table:table-cell>
          <table:table-cell office:value-type="float" office:value="42" table:style-name="ce52">
            <text:p><text:s text:c="3"/>42<text:s/></text:p>
          </table:table-cell>
          <table:table-cell office:value-type="float" office:value="42" table:style-name="ce52">
            <text:p><text:s text:c="3"/>42<text:s/></text:p>
          </table:table-cell>
          <table:table-cell office:value-type="float" office:value="0" table:style-name="ce52">
            <text:p>－<text:s/></text:p>
          </table:table-cell>
          <table:table-cell office:value-type="float" office:value="0.15745050149859138" table:style-name="ce51">
            <text:p><text:s text:c="3"/>0.16<text:s/></text:p>
          </table:table-cell>
          <table:table-cell office:value-type="float" office:value="1.86" table:style-name="ce53">
            <text:p><text:s text:c="3"/>1.86<text:s/></text:p>
          </table:table-cell>
          <table:table-cell table:number-columns-repeated="3" table:style-name="ce3"/>
          <table:table-cell office:value-type="string" table:style-name="ce3">
            <text:p><text:s/></text:p>
          </table:table-cell>
          <table:table-cell table:number-columns-repeated="16357"/>
        </table:table-row>
        <table:table-row table:style-name="ro8">
          <table:table-cell office:value-type="string" table:style-name="ce30">
            <text:p>福建省</text:p>
          </table:table-cell>
          <table:table-cell office:value-type="float" office:value="41" table:style-name="ce31">
            <text:p><text:s text:c="3"/>41<text:s/></text:p>
          </table:table-cell>
          <table:table-cell office:value-type="float" office:value="0.26841068143580077" table:style-name="ce32">
            <text:p><text:s text:c="3"/>0.27<text:s/></text:p>
          </table:table-cell>
          <table:table-cell office:value-type="float" office:value="3.1689777227581635" table:style-name="ce33">
            <text:p><text:s text:c="3"/>3.17<text:s/></text:p>
          </table:table-cell>
          <table:table-cell office:value-type="float" office:value="16" table:style-name="ce43">
            <text:p><text:s text:c="3"/>16<text:s/></text:p>
          </table:table-cell>
          <table:table-cell office:value-type="float" office:value="0.10473157624295107" table:style-name="ce36">
            <text:p><text:s text:c="3"/>0.10<text:s/></text:p>
          </table:table-cell>
          <table:table-cell office:value-type="float" office:value="1.24" table:style-name="ce36">
            <text:p><text:s text:c="3"/>1.24<text:s/></text:p>
          </table:table-cell>
          <table:table-cell office:value-type="float" office:value="85" table:style-name="ce43">
            <text:p><text:s text:c="3"/>85<text:s/></text:p>
          </table:table-cell>
          <table:table-cell office:value-type="float" office:value="0.55638649879067759" table:style-name="ce36">
            <text:p><text:s text:c="3"/>0.56<text:s/></text:p>
          </table:table-cell>
          <table:table-cell office:value-type="float" office:value="6.57" table:style-name="ce36">
            <text:p><text:s text:c="3"/>6.57<text:s/></text:p>
          </table:table-cell>
          <table:table-cell office:value-type="float" office:value="69" table:style-name="ce40">
            <text:p><text:s text:c="3"/>69<text:s/></text:p>
          </table:table-cell>
          <table:table-cell office:value-type="float" office:value="0.45165492254772649" table:style-name="ce39">
            <text:p><text:s text:c="3"/>0.45<text:s/></text:p>
          </table:table-cell>
          <table:table-cell office:value-type="float" office:value="5.33" table:style-name="ce39">
            <text:p><text:s text:c="3"/>5.33<text:s/></text:p>
          </table:table-cell>
          <table:table-cell office:value-type="float" office:value="31" table:style-name="ce40">
            <text:p><text:s text:c="3"/>31<text:s/></text:p>
          </table:table-cell>
          <table:table-cell office:value-type="float" office:value="31" table:style-name="ce40">
            <text:p><text:s text:c="3"/>31<text:s/></text:p>
          </table:table-cell>
          <table:table-cell office:value-type="float" office:value="0" table:style-name="ce41">
            <text:p>－<text:s/></text:p>
          </table:table-cell>
          <table:table-cell office:value-type="float" office:value="0.20291742897071768" table:style-name="ce39">
            <text:p><text:s text:c="3"/>0.20<text:s/></text:p>
          </table:table-cell>
          <table:table-cell office:value-type="float" office:value="2.4" table:style-name="ce32">
            <text:p><text:s text:c="3"/>2.40<text:s/></text:p>
          </table:table-cell>
          <table:table-cell office:value-type="float" office:value="22" table:style-name="ce41">
            <text:p><text:s text:c="3"/>22<text:s/></text:p>
          </table:table-cell>
          <table:table-cell office:value-type="float" office:value="22" table:style-name="ce41">
            <text:p><text:s text:c="3"/>22<text:s/></text:p>
          </table:table-cell>
          <table:table-cell office:value-type="float" office:value="0" table:style-name="ce41">
            <text:p>－<text:s/></text:p>
          </table:table-cell>
          <table:table-cell office:value-type="float" office:value="0.14400591733405774" table:style-name="ce39">
            <text:p><text:s text:c="3"/>0.14<text:s/></text:p>
          </table:table-cell>
          <table:table-cell office:value-type="float" office:value="1.7" table:style-name="ce44">
            <text:p><text:s text:c="3"/>1.70<text:s/></text:p>
          </table:table-cell>
          <table:table-cell table:number-columns-repeated="16361" table:style-name="ce3"/>
        </table:table-row>
        <table:table-row table:style-name="ro10">
          <table:table-cell office:value-type="string" table:style-name="ce45">
            <text:p>金門縣</text:p>
          </table:table-cell>
          <table:table-cell office:value-type="float" office:value="75" table:style-name="ce46">
            <text:p><text:s text:c="3"/>75<text:s/></text:p>
          </table:table-cell>
          <table:table-cell office:value-type="float" office:value="0.53714154754060794" table:style-name="ce47">
            <text:p><text:s text:c="3"/>0.54<text:s/></text:p>
          </table:table-cell>
          <table:table-cell office:value-type="float" office:value="6.3417356903181448" table:style-name="ce33">
            <text:p><text:s text:c="3"/>6.34<text:s/></text:p>
          </table:table-cell>
          <table:table-cell office:value-type="float" office:value="12" table:style-name="ce48">
            <text:p><text:s text:c="3"/>12<text:s/></text:p>
          </table:table-cell>
          <table:table-cell office:value-type="float" office:value="8.5919572120530849E-2" table:style-name="ce49">
            <text:p><text:s text:c="3"/>0.09<text:s/></text:p>
          </table:table-cell>
          <table:table-cell office:value-type="float" office:value="1.01" table:style-name="ce49">
            <text:p><text:s text:c="3"/>1.01<text:s/></text:p>
          </table:table-cell>
          <table:table-cell office:value-type="float" office:value="75" table:style-name="ce48">
            <text:p><text:s text:c="3"/>75<text:s/></text:p>
          </table:table-cell>
          <table:table-cell office:value-type="float" office:value="0.53699732575331771" table:style-name="ce49">
            <text:p><text:s text:c="3"/>0.54<text:s/></text:p>
          </table:table-cell>
          <table:table-cell office:value-type="float" office:value="6.34" table:style-name="ce49">
            <text:p><text:s text:c="3"/>6.34<text:s/></text:p>
          </table:table-cell>
          <table:table-cell office:value-type="float" office:value="63" table:style-name="ce50">
            <text:p><text:s text:c="3"/>63<text:s/></text:p>
          </table:table-cell>
          <table:table-cell office:value-type="float" office:value="0.4510777536327869" table:style-name="ce51">
            <text:p><text:s text:c="3"/>0.45<text:s/></text:p>
          </table:table-cell>
          <table:table-cell office:value-type="float" office:value="5.33" table:style-name="ce51">
            <text:p><text:s text:c="3"/>5.33<text:s/></text:p>
          </table:table-cell>
          <table:table-cell office:value-type="float" office:value="28" table:style-name="ce50">
            <text:p><text:s text:c="3"/>28<text:s/></text:p>
          </table:table-cell>
          <table:table-cell office:value-type="float" office:value="28" table:style-name="ce50">
            <text:p><text:s text:c="3"/>28<text:s/></text:p>
          </table:table-cell>
          <table:table-cell office:value-type="float" office:value="0" table:style-name="ce52">
            <text:p>－<text:s/></text:p>
          </table:table-cell>
          <table:table-cell office:value-type="float" office:value="0.20047900161457197" table:style-name="ce51">
            <text:p><text:s text:c="3"/>0.20<text:s/></text:p>
          </table:table-cell>
          <table:table-cell office:value-type="float" office:value="2.37" table:style-name="ce47">
            <text:p><text:s text:c="3"/>2.37<text:s/></text:p>
          </table:table-cell>
          <table:table-cell office:value-type="float" office:value="17" table:style-name="ce52">
            <text:p><text:s text:c="3"/>17<text:s/></text:p>
          </table:table-cell>
          <table:table-cell office:value-type="float" office:value="17" table:style-name="ce52">
            <text:p><text:s text:c="3"/>17<text:s/></text:p>
          </table:table-cell>
          <table:table-cell office:value-type="float" office:value="0" table:style-name="ce52">
            <text:p>－<text:s/></text:p>
          </table:table-cell>
          <table:table-cell office:value-type="float" office:value="0.1217193938374187" table:style-name="ce51">
            <text:p><text:s text:c="3"/>0.12<text:s/></text:p>
          </table:table-cell>
          <table:table-cell office:value-type="float" office:value="1.44" table:style-name="ce53">
            <text:p><text:s text:c="3"/>1.44<text:s/></text:p>
          </table:table-cell>
          <table:table-cell table:number-columns-repeated="16361" table:style-name="ce3"/>
        </table:table-row>
        <table:table-row table:style-name="ro10">
          <table:table-cell office:value-type="string" table:style-name="ce54">
            <text:p>連江縣</text:p>
          </table:table-cell>
          <table:table-cell office:value-type="float" office:value="-34" table:style-name="ce55">
            <text:p><text:s/>－34<text:s/></text:p>
          </table:table-cell>
          <table:table-cell office:value-type="float" office:value="-2.5908709898651225" table:style-name="ce56">
            <text:p><text:s/>－2.59<text:s/></text:p>
          </table:table-cell>
          <table:table-cell office:value-type="float" office:value="-30.588992977117254" table:style-name="ce57">
            <text:p><text:s/>－30.59<text:s/></text:p>
          </table:table-cell>
          <table:table-cell office:value-type="float" office:value="4" table:style-name="ce58">
            <text:p><text:s text:c="3"/>4<text:s/></text:p>
          </table:table-cell>
          <table:table-cell office:value-type="float" office:value="0.30520372348542651" table:style-name="ce59">
            <text:p><text:s text:c="3"/>0.31<text:s/></text:p>
          </table:table-cell>
          <table:table-cell office:value-type="float" office:value="3.6" table:style-name="ce59">
            <text:p><text:s text:c="3"/>3.60<text:s/></text:p>
          </table:table-cell>
          <table:table-cell office:value-type="float" office:value="10" table:style-name="ce58">
            <text:p><text:s text:c="3"/>10<text:s/></text:p>
          </table:table-cell>
          <table:table-cell office:value-type="float" office:value="0.7630093087135662" table:style-name="ce59">
            <text:p><text:s text:c="3"/>0.76<text:s/></text:p>
          </table:table-cell>
          <table:table-cell office:value-type="float" office:value="9.01" table:style-name="ce59">
            <text:p><text:s text:c="3"/>9.01<text:s/></text:p>
          </table:table-cell>
          <table:table-cell office:value-type="float" office:value="6" table:style-name="ce60">
            <text:p><text:s text:c="3"/>6<text:s/></text:p>
          </table:table-cell>
          <table:table-cell office:value-type="float" office:value="0.4578055852281398" table:style-name="ce61">
            <text:p><text:s text:c="3"/>0.46<text:s/></text:p>
          </table:table-cell>
          <table:table-cell office:value-type="float" office:value="5.41" table:style-name="ce61">
            <text:p><text:s text:c="3"/>5.41<text:s/></text:p>
          </table:table-cell>
          <table:table-cell office:value-type="float" office:value="3" table:style-name="ce60">
            <text:p><text:s text:c="3"/>3<text:s/></text:p>
          </table:table-cell>
          <table:table-cell office:value-type="float" office:value="3" table:style-name="ce60">
            <text:p><text:s text:c="3"/>3<text:s/></text:p>
          </table:table-cell>
          <table:table-cell office:value-type="float" office:value="0" table:style-name="ce62">
            <text:p>－<text:s/></text:p>
          </table:table-cell>
          <table:table-cell office:value-type="float" office:value="0.2289027926140699" table:style-name="ce61">
            <text:p><text:s text:c="3"/>0.23<text:s/></text:p>
          </table:table-cell>
          <table:table-cell office:value-type="float" office:value="2.7" table:style-name="ce56">
            <text:p><text:s text:c="3"/>2.70<text:s/></text:p>
          </table:table-cell>
          <table:table-cell office:value-type="float" office:value="5" table:style-name="ce62">
            <text:p><text:s text:c="3"/>5<text:s/></text:p>
          </table:table-cell>
          <table:table-cell office:value-type="float" office:value="5" table:style-name="ce62">
            <text:p><text:s text:c="3"/>5<text:s/></text:p>
          </table:table-cell>
          <table:table-cell office:value-type="float" office:value="0" table:style-name="ce62">
            <text:p>－<text:s/></text:p>
          </table:table-cell>
          <table:table-cell office:value-type="float" office:value="0.3815046543567831" table:style-name="ce61">
            <text:p><text:s text:c="3"/>0.38<text:s/></text:p>
          </table:table-cell>
          <table:table-cell office:value-type="float" office:value="4.5" table:style-name="ce63">
            <text:p><text:s text:c="3"/>4.50<text:s/></text:p>
          </table:table-cell>
          <table:table-cell table:number-columns-repeated="16361" table:style-name="ce3"/>
        </table:table-row>
        <table:table-row table:style-name="ro10">
          <table:table-cell office:value-type="string" table:style-name="ce64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number-columns-repeated="16" table:style-name="ce65"/>
          <table:table-cell table:number-columns-repeated="5" table:style-name="ce3"/>
          <table:table-cell office:value-type="string" table:style-name="ce66">
            <text:p>內政部戶政司 民國109年8月6日編製</text:p>
          </table:table-cell>
          <table:table-cell table:number-columns-repeated="2" table:style-name="ce67"/>
          <table:table-cell table:number-columns-repeated="16359" table:style-name="ce3"/>
        </table:table-row>
        <table:table-row table:style-name="ro4">
          <table:table-cell office:value-type="string" table:style-name="ce68">
            <text:p><text:s text:c="7"/>「0.00」表示未滿百分之0.005。</text:p>
          </table:table-cell>
          <table:table-cell table:number-columns-repeated="16" table:style-name="ce65"/>
          <table:table-cell table:style-name="ce69"/>
          <table:table-cell table:number-columns-repeated="5" table:style-name="ce67"/>
          <table:table-cell table:number-columns-repeated="16361" table:style-name="ce3"/>
        </table:table-row>
        <table:table-row table:style-name="ro11">
          <table:table-cell office:value-type="string" table:style-name="ce70">
            <text:p><text:s text:c="6"/>2.折合年之比率為本月人數(對數)÷本月月中人口<text:span text:style-name="T6">×</text:span>本年日數<text:span text:style-name="T6">÷</text:span>本月日數×1000。</text:p>
          </table:table-cell>
          <table:table-cell table:number-columns-repeated="22" table:style-name="ce71"/>
          <table:table-cell table:number-columns-repeated="16361" table:style-name="ce72"/>
        </table:table-row>
        <table:table-row table:style-name="ro10">
          <table:table-cell office:value-type="string" table:style-name="ce70">
            <text:p><text:s text:c="6"/>3.本表相同性別2人之結婚及終止結婚資料係自108年5月24日起統計。</text:p>
          </table:table-cell>
          <table:table-cell table:number-columns-repeated="21" table:style-name="ce65"/>
          <table:table-cell table:style-name="ce3"/>
          <table:table-cell table:number-columns-repeated="16361" table:style-name="ce65"/>
        </table:table-row>
        <table:table-row table:number-rows-repeated="39" table:style-name="ro12">
          <table:table-cell table:number-columns-repeated="16384" table:style-name="ce65"/>
        </table:table-row>
        <table:table-row table:number-rows-repeated="2843" table:style-name="ro13">
          <table:table-cell table:number-columns-repeated="16384" table:style-name="ce65"/>
        </table:table-row>
        <table:table-row table:number-rows-repeated="1045660" table:style-name="ro13">
          <table:table-cell table:number-columns-repeated="16384"/>
        </table:table-row>
        <table:named-expressions>
          <table:named-expression table:name="\a" table:expression="of:=[.#REF!]" table:base-cell-address="06_人口增加&amp;生死結離.$A$1"/>
          <table:named-expression table:name="\b" table:expression="of:=[.#REF!]" table:base-cell-address="06_人口增加&amp;生死結離.$A$1"/>
          <table:named-expression table:name="NAME" table:expression="of:=[.#REF!]" table:base-cell-address="06_人口增加&amp;生死結離.$A$1"/>
          <table:named-expression table:name="P_1" table:expression="of:=[.#REF!]" table:base-cell-address="06_人口增加&amp;生死結離.$A$1"/>
          <table:named-expression table:name="P_11" table:expression="of:=[.#REF!]" table:base-cell-address="06_人口增加&amp;生死結離.$A$1"/>
          <table:named-expression table:name="P_2" table:expression="of:=[.#REF!]" table:base-cell-address="06_人口增加&amp;生死結離.$A$1"/>
          <table:named-range table:name="Print_Area" table:cell-range-address="06_人口增加&amp;生死結離.$A$1:06_人口增加&amp;生死結離.$W$35" table:base-cell-address="06_人口增加&amp;生死結離.$A$1"/>
          <table:named-expression table:name="PRINT_AREA_MI" table:expression="of:=[.#REF!]" table:base-cell-address="06_人口增加&amp;生死結離.$A$1"/>
          <table:named-range table:name="Print_Titles" table:cell-range-address="06_人口增加&amp;生死結離.$A$1:06_人口增加&amp;生死結離.$XFD$5" table:base-cell-address="06_人口增加&amp;生死結離.$A$1"/>
          <table:named-expression table:name="月底人口數" table:expression="of:=[.#REF!]" table:base-cell-address="06_人口增加&amp;生死結離.$A$1"/>
          <table:named-expression table:name="出生" table:expression="of:=[.#REF!]" table:base-cell-address="06_人口增加&amp;生死結離.$A$1"/>
          <table:named-expression table:name="死亡" table:expression="of:=[.#REF!]" table:base-cell-address="06_人口增加&amp;生死結離.$A$1"/>
          <table:named-expression table:name="結婚" table:expression="of:=[.#REF!]" table:base-cell-address="06_人口增加&amp;生死結離.$A$1"/>
          <table:named-expression table:name="鄰數戶數" table:expression="of:=[.#REF!]" table:base-cell-address="06_人口增加&amp;生死結離.$A$1"/>
          <table:named-expression table:name="離婚" table:expression="of:=[.#REF!]" table:base-cell-address="06_人口增加&amp;生死結離.$A$1"/>
        </table:named-expressions>
      </table:table>
      <table:table table:name="'file:///D:/outlook%20moi2002/月報速報/06速(月)報套印/10908/【套印】各月(03以外)-10908.xlsx'#新02性比例等-年月別" table:style-name="ta2">
        <table:table-source xlink:href="file:///D:/outlook%20moi2002/月報速報/06速(月)報套印/10908/【套印】各月(03以外)-10908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2-縣市別" table:style-name="ta2">
        <table:table-source xlink:href="file:///D:/outlook%20moi2002/月報速報/06速(月)報套印/10908/【套印】各月(03以外)-10908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4-單一年齡" table:style-name="ta2">
        <table:table-source xlink:href="file:///D:/outlook%20moi2002/月報速報/06速(月)報套印/10908/【套印】各月(03以外)-10908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5-年齡結構" table:style-name="ta2">
        <table:table-source xlink:href="file:///D:/outlook%20moi2002/月報速報/06速(月)報套印/10908/【套印】各月(03以外)-10908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6_人口增加&amp;生死結離" table:style-name="ta2">
        <table:table-source xlink:href="file:///D:/outlook%20moi2002/月報速報/06速(月)報套印/10908/【套印】各月(03以外)-10908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7出生-年月別" table:style-name="ta2">
        <table:table-source xlink:href="file:///D:/outlook%20moi2002/月報速報/06速(月)報套印/10908/【套印】各月(03以外)-10908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7-縣市別" table:style-name="ta2">
        <table:table-source xlink:href="file:///D:/outlook%20moi2002/月報速報/06速(月)報套印/10908/【套印】各月(03以外)-10908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8_年月別" table:style-name="ta2">
        <table:table-source xlink:href="file:///D:/outlook%20moi2002/月報速報/06速(月)報套印/10908/【套印】各月(03以外)-10908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8_縣市別" table:style-name="ta2">
        <table:table-source xlink:href="file:///D:/outlook%20moi2002/月報速報/06速(月)報套印/10908/【套印】各月(03以外)-10908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8_設籍情形" table:style-name="ta2">
        <table:table-source xlink:href="file:///D:/outlook%20moi2002/月報速報/06速(月)報套印/10908/【套印】各月(03以外)-10908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9_年月別_" table:style-name="ta2">
        <table:table-source xlink:href="file:///D:/outlook%20moi2002/月報速報/06速(月)報套印/10908/【套印】各月(03以外)-10908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9_縣市別_" table:style-name="ta2">
        <table:table-source xlink:href="file:///D:/outlook%20moi2002/月報速報/06速(月)報套印/10908/【套印】各月(03以外)-10908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09_設籍情形_" table:style-name="ta2">
        <table:table-source xlink:href="file:///D:/outlook%20moi2002/月報速報/06速(月)報套印/10908/【套印】各月(03以外)-10908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10_年月別-新" table:style-name="ta2">
        <table:table-source xlink:href="file:///D:/outlook%20moi2002/月報速報/06速(月)報套印/10908/【套印】各月(03以外)-10908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10_縣市別-新" table:style-name="ta2">
        <table:table-source xlink:href="file:///D:/outlook%20moi2002/月報速報/06速(月)報套印/10908/【套印】各月(03以外)-10908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8/【套印】各月(03以外)-10908.xlsx'#11-遷徙" table:style-name="ta2">
        <table:table-source xlink:href="file:///D:/outlook%20moi2002/月報速報/06速(月)報套印/10908/【套印】各月(03以外)-10908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6_人口增加&amp;生死結離.$A$1"/>
        <table:named-expression table:name="\b" table:expression="of:=[.#REF!]" table:base-cell-address="06_人口增加&amp;生死結離.$A$1"/>
        <table:named-expression table:name="NAME" table:expression="of:=[.#REF!]" table:base-cell-address="06_人口增加&amp;生死結離.$A$1"/>
        <table:named-expression table:name="P_1" table:expression="of:=[.#REF!]" table:base-cell-address="06_人口增加&amp;生死結離.$A$1"/>
        <table:named-expression table:name="P_11" table:expression="of:=[.#REF!]" table:base-cell-address="06_人口增加&amp;生死結離.$A$1"/>
        <table:named-expression table:name="P_2" table:expression="of:=[.#REF!]" table:base-cell-address="06_人口增加&amp;生死結離.$A$1"/>
        <table:named-expression table:name="Print_Area" table:expression="of:=[.#REF!]" table:base-cell-address="06_人口增加&amp;生死結離.$A$1"/>
        <table:named-expression table:name="PRINT_AREA_MI" table:expression="of:=[.#REF!]" table:base-cell-address="06_人口增加&amp;生死結離.$A$1"/>
        <table:named-expression table:name="rd_rf_f_97y_9802_data" table:expression="of:=[.#REF!]" table:base-cell-address="06_人口增加&amp;生死結離.$A$1"/>
        <table:named-expression table:name="rd_rg_f_84y_97y_data" table:expression="of:=[.#REF!]" table:base-cell-address="06_人口增加&amp;生死結離.$A$1"/>
        <table:named-expression table:name="rd_rg_f_9805_data" table:expression="of:=[.#REF!]" table:base-cell-address="06_人口增加&amp;生死結離.$A$1"/>
        <table:named-expression table:name="rd_rg_f_9806_data" table:expression="of:=[.#REF!]" table:base-cell-address="06_人口增加&amp;生死結離.$A$1"/>
        <table:named-expression table:name="rd_rg_f_9807_data" table:expression="of:=[.#REF!]" table:base-cell-address="06_人口增加&amp;生死結離.$A$1"/>
        <table:named-expression table:name="rd_rg_f_9808_data" table:expression="of:=[.#REF!]" table:base-cell-address="06_人口增加&amp;生死結離.$A$1"/>
        <table:named-expression table:name="rd_rg_f_98y_9803_data" table:expression="of:=[.#REF!]" table:base-cell-address="06_人口增加&amp;生死結離.$A$1"/>
        <table:named-expression table:name="rd_rg_f_98y_9804_data" table:expression="of:=[.#REF!]" table:base-cell-address="06_人口增加&amp;生死結離.$A$1"/>
        <table:named-expression table:name="rd_rg_q_84y_97y_data" table:expression="of:=[.#REF!]" table:base-cell-address="06_人口增加&amp;生死結離.$A$1"/>
        <table:named-expression table:name="rd_rg_q_97y_9802_data" table:expression="of:=[.#REF!]" table:base-cell-address="06_人口增加&amp;生死結離.$A$1"/>
        <table:named-expression table:name="rd_rg_q_9805_data" table:expression="of:=[.#REF!]" table:base-cell-address="06_人口增加&amp;生死結離.$A$1"/>
        <table:named-expression table:name="rd_rg_q_9806_data" table:expression="of:=[.#REF!]" table:base-cell-address="06_人口增加&amp;生死結離.$A$1"/>
        <table:named-expression table:name="rd_rg_q_9807_data" table:expression="of:=[.#REF!]" table:base-cell-address="06_人口增加&amp;生死結離.$A$1"/>
        <table:named-expression table:name="rd_rg_q_9808_data" table:expression="of:=[.#REF!]" table:base-cell-address="06_人口增加&amp;生死結離.$A$1"/>
        <table:named-expression table:name="rd_rg_q_98y_9803_data" table:expression="of:=[.#REF!]" table:base-cell-address="06_人口增加&amp;生死結離.$A$1"/>
        <table:named-expression table:name="rd_rg_q_98y_9804_data" table:expression="of:=[.#REF!]" table:base-cell-address="06_人口增加&amp;生死結離.$A$1"/>
        <table:named-expression table:name="rd_rg_q9607" table:expression="of:=[.#REF!]" table:base-cell-address="06_人口增加&amp;生死結離.$A$1"/>
        <table:named-expression table:name="rd_t_84y_97y_data" table:expression="of:=[.#REF!]" table:base-cell-address="06_人口增加&amp;生死結離.$A$1"/>
        <table:named-expression table:name="rd_t_97y_9802_data" table:expression="of:=[.#REF!]" table:base-cell-address="06_人口增加&amp;生死結離.$A$1"/>
        <table:named-expression table:name="rd_t_9805_data" table:expression="of:=[.#REF!]" table:base-cell-address="06_人口增加&amp;生死結離.$A$1"/>
        <table:named-expression table:name="rd_t_9806_data" table:expression="of:=[.#REF!]" table:base-cell-address="06_人口增加&amp;生死結離.$A$1"/>
        <table:named-expression table:name="rd_t_9807_data" table:expression="of:=[.#REF!]" table:base-cell-address="06_人口增加&amp;生死結離.$A$1"/>
        <table:named-expression table:name="rd_t_9808_data" table:expression="of:=[.#REF!]" table:base-cell-address="06_人口增加&amp;生死結離.$A$1"/>
        <table:named-expression table:name="rd_t_98y_9803_data" table:expression="of:=[.#REF!]" table:base-cell-address="06_人口增加&amp;生死結離.$A$1"/>
        <table:named-expression table:name="rd_t_98y_9804_data" table:expression="of:=[.#REF!]" table:base-cell-address="06_人口增加&amp;生死結離.$A$1"/>
        <table:named-expression table:name="rd_t9607" table:expression="of:=[.#REF!]" table:base-cell-address="06_人口增加&amp;生死結離.$A$1"/>
        <table:named-expression table:name="月底人口數" table:expression="of:=[.#REF!]" table:base-cell-address="06_人口增加&amp;生死結離.$A$1"/>
        <table:named-expression table:name="出生" table:expression="of:=[.#REF!]" table:base-cell-address="06_人口增加&amp;生死結離.$A$1"/>
        <table:named-expression table:name="死亡" table:expression="of:=[.#REF!]" table:base-cell-address="06_人口增加&amp;生死結離.$A$1"/>
        <table:named-expression table:name="結婚" table:expression="of:=[.#REF!]" table:base-cell-address="06_人口增加&amp;生死結離.$A$1"/>
        <table:named-expression table:name="鄰數戶數" table:expression="of:=[.#REF!]" table:base-cell-address="06_人口增加&amp;生死結離.$A$1"/>
        <table:named-expression table:name="離婚" table:expression="of:=[.#REF!]" table:base-cell-address="06_人口增加&amp;生死結離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－</number:text>
      <number:number number:decimal-places="0" number:min-integer-digits="1" number:grouping="true">
        <number:embedded-text number:position="0"> </number:embedded-text>
      </number:number>
    </number:number-style>
    <number:text-style style:name="N49">
      <number:text>－ </number:text>
      <style:map style:condition="value()&gt;0" style:apply-style-name="N49P0"/>
      <style:map style:condition="value()&lt;0" style:apply-style-name="N49P1"/>
    </number:text-style>
    <number:number-style style:name="N50P0">
      <number:text>   </number:text>
      <number:number number:decimal-places="2" number:min-integer-digits="1" number:grouping="true"/>
      <number:text> </number:text>
    </number:number-style>
    <number:number-style style:name="N50P1">
      <number:text> －</number:text>
      <number:number number:decimal-places="2" number:min-integer-digits="1" number:grouping="true"/>
      <number:text> </number:text>
    </number:number-style>
    <number:text-style style:name="N50">
      <number:text>－ 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06_20154__21475__22686__21152__38__20986__29983__27515__20129__32080__38626__23130__21450__29575_103.01" style:display-name="一般_06人口增加&amp;出生死亡結離婚及率103.01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2" style:display-name="千分位[0] 2" style:family="table-cell" style:data-style-name="N48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3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1</meta:generator>
    <meta:initial-creator>周柏妤</meta:initial-creator>
    <dc:creator>周柏妤</dc:creator>
    <meta:creation-date>2020-09-08T07:07:02Z</meta:creation-date>
    <dc:date>2020-09-08T07:07:34Z</dc:date>
  </office:meta>
</office:document-meta>
</file>